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Pictures/2000000D000000DD000000DD6653104E.svm" manifest:media-type=""/>
  <manifest:file-entry manifest:full-path="Object 6/Pictures/2000000D000000DF000000DF72A807BE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D000000DD000000DD6653104E.svm" manifest:media-type=""/>
  <manifest:file-entry manifest:full-path="Object 2/Pictures/2000000D000000DF000000DF72A807BE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Pictures/2000000D000000DD000000DFC2E911AB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Pictures/2000000D000000DD000000DD6653104E.svm" manifest:media-type=""/>
  <manifest:file-entry manifest:full-path="Object 18/Pictures/2000000D000000DF000000DF72A807BE.svm" manifest:media-type="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9/Pictures/2000000D000000DD000000DFFF732FA0.svm" manifest:media-type=""/>
  <manifest:file-entry manifest:full-path="Object 19/Pictures/2000000D000000DD000000DD6653104E.svm" manifest:media-type=""/>
  <manifest:file-entry manifest:full-path="Object 19/Pictures/2000000D000000DD000000DFC2E911AB.svm" manifest:media-type="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Pictures/2000000D000000DD000000DD6653104E.svm" manifest:media-type=""/>
  <manifest:file-entry manifest:full-path="Object 14/Pictures/2000000D000000DD000000DFFF732FA0.svm" manifest:media-type=""/>
  <manifest:file-entry manifest:full-path="Object 14/Pictures/2000000D000000DD000000DFC2E911AB.svm" manifest:media-type="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Pictures/2000000D000000DD000000DFC2E911AB.svm" manifest:media-type=""/>
  <manifest:file-entry manifest:full-path="Object 3/Pictures/2000000D000000DD000000DD6653104E.svm" manifest:media-type=""/>
  <manifest:file-entry manifest:full-path="Object 3/Pictures/2000000D000000DD000000DFFF732FA0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Pictures/2000000D000000DD000000DD6653104E.svm" manifest:media-type=""/>
  <manifest:file-entry manifest:full-path="Object 9/Pictures/2000000D000000DF000000DF72A807BE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Pictures/2000000D000000DD000000DD6653104E.svm" manifest:media-type=""/>
  <manifest:file-entry manifest:full-path="Object 10/Pictures/2000000D000000DD000000DFFF732FA0.svm" manifest:media-type=""/>
  <manifest:file-entry manifest:full-path="Object 10/Pictures/2000000D000000DD000000DFC2E911AB.svm" manifest:media-type="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Pictures/2000000D000000DD000000DD6653104E.svm" manifest:media-type=""/>
  <manifest:file-entry manifest:full-path="Object 13/Pictures/2000000D000000DF000000DF72A807BE.svm" manifest:media-type="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44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37"/>
    <style:style style:name="ce10" style:family="table-cell" style:parent-style-name="Default">
      <style:table-cell-properties fo:border="none"/>
    </style:style>
    <style:style style:name="ce11" style:family="table-cell" style:parent-style-name="Default"/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/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/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/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/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ejaVu Sans" style:font-name-complex="Lohit Hindi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/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/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/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/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/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/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/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/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/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/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/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/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enario 1" table:style-name="ta1">
        <table:shapes>
          <draw:frame draw:z-index="0" draw:style-name="gr1" draw:text-style-name="P1" svg:width="5.55in" svg:height="3.5in" svg:x="0.4047in" svg:y="3.8528in">
            <draw:object draw:notify-on-update-of-ranges="'Scenario 1'.A5:'Scenario 1'.A9 'Scenario 1'.D5:'Scenario 1'.D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.55in" svg:height="1.55in" svg:x="7.1953in" svg:y="1.922in">
            <draw:object draw:notify-on-update-of-ranges="'Scenario 1'.B5:'Scenario 1'.B9 'Scenario 1'.A4:'Scenario 1'.A4 'Scenario 1'.M5:'Scenario 1'.M9 'Scenario 1'.O2:'Scenario 1'.O2 'Scenario 1'.N2:'Scenario 1'.N2 'Scenario 1'.B2:'Scenario 1'.B2 'Scenario 1'.A2:'Scenario 1'.A2 'Scenario 1'.M2:'Scenario 1'.M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.1217in" svg:height="0.9681in" svg:x="0.4063in" svg:y="2.5287in">
            <draw:object draw:notify-on-update-of-ranges="'Scenario 1'.B5:'Scenario 1'.B9 'Scenario 1'.A4:'Scenario 1'.A4 'Scenario 1'.M5:'Scenario 1'.M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5.55in" svg:height="3.5in" svg:x="7.185in" svg:y="3.687in">
            <draw:object draw:notify-on-update-of-ranges="'Scenario 1'.A5:'Scenario 1'.A9 'Scenario 1'.D5:'Scenario 1'.D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cenario 1</text:p>
          </table:table-cell>
          <table:table-cell table:number-columns-repeated="11"/>
          <table:table-cell office:value-type="string" calcext:value-type="string">
            <text:p>Temp for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office:value-type="float" office:value="0.55" calcext:value-type="float">
            <text:p>0.55</text:p>
          </table:table-cell>
          <table:table-cell table:formula="of:=[.M2]+0.85" office:value-type="float" office:value="1.4" calcext:value-type="float">
            <text:p>1.4</text:p>
          </table:table-cell>
          <table:table-cell table:formula="of:=[.B2]" office:value-type="float" office:value="-8" calcext:value-type="float">
            <text:p>-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y</text:p>
          </table:table-cell>
          <table:table-cell table:style-name="ce6" office:value-type="string" calcext:value-type="string">
            <text:p>Position (p_ij)</text:p>
          </table:table-cell>
          <table:table-cell table:style-name="ce6" office:value-type="string" calcext:value-type="string">
            <text:p>Vote Share (s_j)</text:p>
          </table:table-cell>
          <table:table-cell table:style-name="ce6" office:value-type="string" calcext:value-type="string">
            <text:p>Votes</text:p>
          </table:table-cell>
          <table:table-cell table:style-name="ce6" office:value-type="string" calcext:value-type="string">
            <text:p>Weighted Position (s_j * p_j)</text:p>
          </table:table-cell>
          <table:table-cell table:style-name="ce6" office:value-type="string" calcext:value-type="string">
            <text:p>Counterfactual Policy Outcome (p_-pj)</text:p>
          </table:table-cell>
          <table:table-cell table:style-name="ce6" office:value-type="string" calcext:value-type="string">
            <text:p>Actual Policy Outcome</text:p>
          </table:table-cell>
          <table:table-cell table:style-name="ce6" office:value-type="string" calcext:value-type="string">
            <text:p>U_comp</text:p>
          </table:table-cell>
          <table:table-cell table:style-name="ce6" office:value-type="string" calcext:value-type="string">
            <text:p>U_prox</text:p>
          </table:table-cell>
          <table:table-cell table:style-name="ce6" office:value-type="string" calcext:value-type="string">
            <text:p>U_dir</text:p>
          </table:table-cell>
          <table:table-cell table:style-name="ce19" office:value-type="string" calcext:value-type="string">
            <text:p>U_re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[.C5]*[.$B$3]" office:value-type="float" office:value="1" calcext:value-type="float">
            <text:p>1</text:p>
          </table:table-cell>
          <table:table-cell table:style-name="ce5" table:formula="of:=[.C5]*[.B5]" office:value-type="float" office:value="-0.9" calcext:value-type="float">
            <text:p>-0.9</text:p>
          </table:table-cell>
          <table:table-cell table:style-name="ce5" table:formula="of:=1/(1-[.C5])*([.$E$10]-[.E5])" office:value-type="float" office:value="1.55555555555556" calcext:value-type="float">
            <text:p>1.5555555556</text:p>
          </table:table-cell>
          <table:table-cell table:style-name="ce5" table:formula="of:=(([.D5]+1)*[.B5]+[.D6]*[.B6]+[.D7]*[.B7]+[.D8]*[.B8]+[.D9]*[.B9])/[.B3]" office:value-type="float" office:value="-0.4" calcext:value-type="float">
            <text:p>-0.4</text:p>
          </table:table-cell>
          <table:table-cell table:style-name="ce10" table:formula="of:=([.$B$2]-[.F5])^2-([.$B$2]-[.$E$10])^2" office:value-type="float" office:value="19.0586419753086" calcext:value-type="float">
            <text:p>19.0586419753</text:p>
          </table:table-cell>
          <table:table-cell table:style-name="ce13" table:formula="of:=-1*([.$B$2]-[.B5])^2" office:value-type="float" office:value="-1" calcext:value-type="float">
            <text:p>-1</text:p>
          </table:table-cell>
          <table:table-cell table:style-name="ce16" table:formula="of:=[.$B$2]*[.B5]" office:value-type="float" office:value="72" calcext:value-type="float">
            <text:p>72</text:p>
          </table:table-cell>
          <table:table-cell table:style-name="ce20" table:formula="of:=([.$B$2]-[.$E$10])^2-([.$B$2]-[.G5])^2" office:value-type="float" office:value="14.49" calcext:value-type="float">
            <text:p>14.49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formula="of:=[.C6]*[.$B$3]" office:value-type="float" office:value="4" calcext:value-type="float">
            <text:p>4</text:p>
          </table:table-cell>
          <table:table-cell table:style-name="ce5" table:formula="of:=[.C6]*[.B6]" office:value-type="float" office:value="0" calcext:value-type="float">
            <text:p>0</text:p>
          </table:table-cell>
          <table:table-cell table:style-name="ce5" table:formula="of:=1/(1-[.C6])*([.$E$10]-[.E6])" office:value-type="float" office:value="0.833333333333334" calcext:value-type="float">
            <text:p>0.8333333333</text:p>
          </table:table-cell>
          <table:table-cell table:style-name="ce5" table:formula="of:=([.D5]*[.B5]+([.D6]+1)*[.B6]+[.D7]*[.B7]+[.D8]*[.B8]+[.D9]*[.B9])/[.B3]" office:value-type="float" office:value="0.5" calcext:value-type="float">
            <text:p>0.5</text:p>
          </table:table-cell>
          <table:table-cell table:style-name="ce11" table:formula="of:=([.$B$2]-[.F6])^2-([.$B$2]-[.$E$10])^2" office:value-type="float" office:value="5.77777777777779" calcext:value-type="float">
            <text:p>5.7777777778</text:p>
          </table:table-cell>
          <table:table-cell table:style-name="ce14" table:formula="of:=-1*([.$B$2]-[.B6])^2" office:value-type="float" office:value="-64" calcext:value-type="float">
            <text:p>-64</text:p>
          </table:table-cell>
          <table:table-cell table:style-name="ce17" table:formula="of:=[.$B$2]*[.B6]" office:value-type="float" office:value="-0" calcext:value-type="float">
            <text:p>0</text:p>
          </table:table-cell>
          <table:table-cell table:style-name="ce20" table:formula="of:=([.$B$2]-[.$E$10])^2-([.$B$2]-[.G6])^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C7]*[.$B$3]" office:value-type="float" office:value="2" calcext:value-type="float">
            <text:p>2</text:p>
          </table:table-cell>
          <table:table-cell table:style-name="ce5" table:formula="of:=[.C7]*[.B7]" office:value-type="float" office:value="1.4" calcext:value-type="float">
            <text:p>1.4</text:p>
          </table:table-cell>
          <table:table-cell table:style-name="ce5" table:formula="of:=1/(1-[.C7])*([.$E$10]-[.E7])" office:value-type="float" office:value="-1.125" calcext:value-type="float">
            <text:p>-1.125</text:p>
          </table:table-cell>
          <table:table-cell table:style-name="ce5" table:formula="of:=([.D5]*[.B5]+[.D6]*[.B6]+([.D7]+1)*[.B7]+[.D8]*[.B8]+[.D9]*[.B9])/[.B3]" office:value-type="float" office:value="1.2" calcext:value-type="float">
            <text:p>1.2</text:p>
          </table:table-cell>
          <table:table-cell table:style-name="ce11" table:formula="of:=([.$B$2]-[.F7])^2-([.$B$2]-[.$E$10])^2" office:value-type="float" office:value="-24.984375" calcext:value-type="float">
            <text:p>-24.984375</text:p>
          </table:table-cell>
          <table:table-cell table:style-name="ce14" table:formula="of:=-1*([.$B$2]-[.B7])^2" office:value-type="float" office:value="-225" calcext:value-type="float">
            <text:p>-225</text:p>
          </table:table-cell>
          <table:table-cell table:style-name="ce17" table:formula="of:=[.$B$2]*[.B7]" office:value-type="float" office:value="-56" calcext:value-type="float">
            <text:p>-56</text:p>
          </table:table-cell>
          <table:table-cell table:style-name="ce20" table:formula="of:=([.$B$2]-[.$E$10])^2-([.$B$2]-[.G7])^2" office:value-type="float" office:value="-12.39" calcext:value-type="float">
            <text:p>-12.39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</text:p>
          </table:table-cell>
          <table:table-cell/>
          <table:table-cell table:style-name="ce5" office:value-type="float" office:value="0.1" calcext:value-type="float">
            <text:p>0.1</text:p>
          </table:table-cell>
          <table:table-cell table:style-name="ce5" table:formula="of:=[.C8]*[.$B$3]" office:value-type="float" office:value="1" calcext:value-type="float">
            <text:p>1</text:p>
          </table:table-cell>
          <table:table-cell table:style-name="ce5" table:formula="of:=[.C8]*[.B8]" office:value-type="float" office:value="0" calcext:value-type="float">
            <text:p>0</text:p>
          </table:table-cell>
          <table:table-cell table:style-name="ce5" table:formula="of:=1/(1-[.C8])*([.$E$10]-[.E8])" office:value-type="float" office:value="0.555555555555556" calcext:value-type="float">
            <text:p>0.5555555556</text:p>
          </table:table-cell>
          <table:table-cell table:style-name="ce5" table:formula="of:=([.D5]*[.B5]+[.D6]*[.B6]+[.D7]*[.B7]+([.D8]+1)*[.B8]+[.D9]*[.B9])/[.B3]" office:value-type="float" office:value="0.5" calcext:value-type="float">
            <text:p>0.5</text:p>
          </table:table-cell>
          <table:table-cell table:style-name="ce11" table:formula="of:=([.$B$2]-[.F8])^2-([.$B$2]-[.$E$10])^2" office:value-type="float" office:value="0.947530864197532" calcext:value-type="float">
            <text:p>0.9475308642</text:p>
          </table:table-cell>
          <table:table-cell table:style-name="ce14" table:formula="of:=-1*([.$B$2]-[.B8])^2" office:value-type="float" office:value="-64" calcext:value-type="float">
            <text:p>-64</text:p>
          </table:table-cell>
          <table:table-cell table:style-name="ce17" table:formula="of:=[.$B$2]*[.B8]" office:value-type="float" office:value="-0" calcext:value-type="float">
            <text:p>0</text:p>
          </table:table-cell>
          <table:table-cell table:style-name="ce20" table:formula="of:=([.$B$2]-[.$E$10])^2-([.$B$2]-[.G8])^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7"/>
          <table:table-cell table:style-name="ce7" table:formula="of:=1-SUM([.C5:.C8])" office:value-type="float" office:value="0.2" calcext:value-type="float">
            <text:p>0.2</text:p>
          </table:table-cell>
          <table:table-cell table:style-name="ce7" table:formula="of:=[.C9]*[.$B$3]" office:value-type="float" office:value="2" calcext:value-type="float">
            <text:p>2</text:p>
          </table:table-cell>
          <table:table-cell table:style-name="ce7" table:formula="of:=[.C9]*[.B9]" office:value-type="float" office:value="0" calcext:value-type="float">
            <text:p>0</text:p>
          </table:table-cell>
          <table:table-cell table:style-name="ce5" table:formula="of:=1/(1-[.C9])*([.$E$10]-[.E9])" office:value-type="float" office:value="0.625" calcext:value-type="float">
            <text:p>0.625</text:p>
          </table:table-cell>
          <table:table-cell table:style-name="ce7" table:formula="of:=([.D5]*[.B5]+[.D6]*[.B6]+[.D7]*[.B7]+[.D8]*[.B8]+([.D9]+1)*[.B9])/[.B3]" office:value-type="float" office:value="0.5" calcext:value-type="float">
            <text:p>0.5</text:p>
          </table:table-cell>
          <table:table-cell table:style-name="ce12" table:formula="of:=([.$B$2]-[.F9])^2-([.$B$2]-[.$E$10])^2" office:value-type="float" office:value="2.140625" calcext:value-type="float">
            <text:p>2.140625</text:p>
          </table:table-cell>
          <table:table-cell table:style-name="ce15" table:formula="of:=-1*([.$B$2]-[.B9])^2" office:value-type="float" office:value="-64" calcext:value-type="float">
            <text:p>-64</text:p>
          </table:table-cell>
          <table:table-cell table:style-name="ce18" table:formula="of:=[.$B$2]*[.B9]" office:value-type="float" office:value="-0" calcext:value-type="float">
            <text:p>0</text:p>
          </table:table-cell>
          <table:table-cell table:style-name="ce21" table:formula="of:=([.$B$2]-[.$E$10])^2-([.$B$2]-[.G9])^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 office:value-type="string" calcext:value-type="string">
            <text:p>Prior Outcome</text:p>
          </table:table-cell>
          <table:table-cell table:style-name="ce5" table:formula="of:=SUM([.E5:.E9])" office:value-type="float" office:value="0.5" calcext:value-type="float">
            <text:p>0.5</text:p>
          </table:table-cell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calcext:conditional-formats>
          <calcext:conditional-format calcext:target-range-address="'Scenario 1'.H5:'Scenario 1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I5:'Scenario 1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J5:'Scenario 1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K5:'Scenario 1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2" table:style-name="ta1">
        <table:shapes>
          <draw:frame draw:z-index="0" draw:style-name="gr1" draw:text-style-name="P1" svg:width="5.55in" svg:height="3.5in" svg:x="0.4047in" svg:y="3.8528in">
            <draw:object draw:notify-on-update-of-ranges="'Scenario 2'.A5:'Scenario 2'.A9 'Scenario 2'.D5:'Scenario 2'.D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5.55in" svg:height="1.55in" svg:x="7.1953in" svg:y="1.922in">
            <draw:object draw:notify-on-update-of-ranges="'Scenario 2'.B5:'Scenario 2'.B9 'Scenario 2'.A4:'Scenario 2'.A4 'Scenario 2'.M5:'Scenario 2'.M9 'Scenario 2'.O2:'Scenario 2'.O2 'Scenario 2'.N2:'Scenario 2'.N2 'Scenario 2'.B2:'Scenario 2'.B2 'Scenario 2'.A2:'Scenario 2'.A2 'Scenario 2'.M2:'Scenario 2'.M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5.55in" svg:height="1.55in" svg:x="0.4091in" svg:y="1.9445in">
            <draw:object draw:notify-on-update-of-ranges="'Scenario 2'.B5:'Scenario 2'.B9 'Scenario 2'.A4:'Scenario 2'.A4 'Scenario 2'.M5:'Scenario 2'.M9 'Scenario 2'.O2:'Scenario 2'.O2 'Scenario 2'.N2:'Scenario 2'.N2 'Scenario 2'.B2:'Scenario 2'.B2 'Scenario 2'.A2:'Scenario 2'.A2 'Scenario 2'.M2:'Scenario 2'.M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5.55in" svg:height="3.5in" svg:x="7.185in" svg:y="3.687in">
            <draw:object draw:notify-on-update-of-ranges="'Scenario 2'.A5:'Scenario 2'.A9 'Scenario 2'.D5:'Scenario 2'.D9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Scenario 2</text:p>
          </table:table-cell>
          <table:table-cell table:number-columns-repeated="11"/>
          <table:table-cell office:value-type="string" calcext:value-type="string">
            <text:p>Temp for Graph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float" office:value="0.55" calcext:value-type="float">
            <text:p>0.55</text:p>
          </table:table-cell>
          <table:table-cell table:formula="of:=[.M2]+0.85" office:value-type="float" office:value="1.4" calcext:value-type="float">
            <text:p>1.4</text:p>
          </table:table-cell>
          <table:table-cell table:formula="of:=[.B2]" office:value-type="float" office:value="-2" calcext:value-type="float">
            <text:p>-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rty</text:p>
          </table:table-cell>
          <table:table-cell table:style-name="ce6" office:value-type="string" calcext:value-type="string">
            <text:p>Position (p_ij)</text:p>
          </table:table-cell>
          <table:table-cell table:style-name="ce6" office:value-type="string" calcext:value-type="string">
            <text:p>Vote Share (s_j)</text:p>
          </table:table-cell>
          <table:table-cell table:style-name="ce6" office:value-type="string" calcext:value-type="string">
            <text:p>Votes</text:p>
          </table:table-cell>
          <table:table-cell table:style-name="ce6" office:value-type="string" calcext:value-type="string">
            <text:p>Weighted Position (s_j * p_j)</text:p>
          </table:table-cell>
          <table:table-cell table:style-name="ce6" office:value-type="string" calcext:value-type="string">
            <text:p>Counterfactual Policy Outcome (p_-pj)</text:p>
          </table:table-cell>
          <table:table-cell table:style-name="ce6" office:value-type="string" calcext:value-type="string">
            <text:p>Actual Policy Outcome</text:p>
          </table:table-cell>
          <table:table-cell table:style-name="ce6" office:value-type="string" calcext:value-type="string">
            <text:p>U_comp</text:p>
          </table:table-cell>
          <table:table-cell table:style-name="ce6" office:value-type="string" calcext:value-type="string">
            <text:p>U_prox</text:p>
          </table:table-cell>
          <table:table-cell table:style-name="ce6" office:value-type="string" calcext:value-type="string">
            <text:p>U_dir</text:p>
          </table:table-cell>
          <table:table-cell table:style-name="ce19" office:value-type="string" calcext:value-type="string">
            <text:p>U_real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formula="of:=[.C5]*[.$B$3]" office:value-type="float" office:value="1" calcext:value-type="float">
            <text:p>1</text:p>
          </table:table-cell>
          <table:table-cell table:style-name="ce5" table:formula="of:=[.C5]*[.B5]" office:value-type="float" office:value="-0.4" calcext:value-type="float">
            <text:p>-0.4</text:p>
          </table:table-cell>
          <table:table-cell table:style-name="ce5" table:formula="of:=1/(1-[.C5])*([.$E$10]-[.E5])" office:value-type="float" office:value="-0.315789473684212" calcext:value-type="float">
            <text:p>-0.3157894737</text:p>
          </table:table-cell>
          <table:table-cell table:style-name="ce5" table:formula="of:=(([.D5]+1)*[.B5]+[.D6]*[.B6]+[.D7]*[.B7]+[.D8]*[.B8]+[.D9]*[.B9])/[.B3]" office:value-type="float" office:value="-1.1" calcext:value-type="float">
            <text:p>-1.1</text:p>
          </table:table-cell>
          <table:table-cell table:style-name="ce22" table:formula="of:=([.$B$2]-[.F5])^2-([.$B$2]-[.$E$10])^2" office:value-type="float" office:value="1.14656509695291" calcext:value-type="float">
            <text:p>1.146565097</text:p>
          </table:table-cell>
          <table:table-cell table:style-name="ce25" table:formula="of:=-1*([.$B$2]-[.B5])^2" office:value-type="float" office:value="-36" calcext:value-type="float">
            <text:p>-36</text:p>
          </table:table-cell>
          <table:table-cell table:style-name="ce28" table:formula="of:=[.$B$2]*[.B5]" office:value-type="float" office:value="16" calcext:value-type="float">
            <text:p>16</text:p>
          </table:table-cell>
          <table:table-cell table:style-name="ce31" table:formula="of:=([.$B$2]-[.$E$10])^2-([.$B$2]-[.G5])^2" office:value-type="float" office:value="0.879999999999999" calcext:value-type="float">
            <text:p>0.88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B</text:p>
          </table:table-cell>
          <table:table-cell office:value-type="float" office:value="-6" calcext:value-type="float">
            <text:p>-6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formula="of:=[.C6]*[.$B$3]" office:value-type="float" office:value="8" calcext:value-type="float">
            <text:p>8</text:p>
          </table:table-cell>
          <table:table-cell table:style-name="ce5" table:formula="of:=[.C6]*[.B6]" office:value-type="float" office:value="-2.4" calcext:value-type="float">
            <text:p>-2.4</text:p>
          </table:table-cell>
          <table:table-cell table:style-name="ce5" table:formula="of:=1/(1-[.C6])*([.$E$10]-[.E6])" office:value-type="float" office:value="2.83333333333333" calcext:value-type="float">
            <text:p>2.8333333333</text:p>
          </table:table-cell>
          <table:table-cell table:style-name="ce5" table:formula="of:=([.D5]*[.B5]+([.D6]+1)*[.B6]+[.D7]*[.B7]+[.D8]*[.B8]+[.D9]*[.B9])/[.B3]" office:value-type="float" office:value="-1" calcext:value-type="float">
            <text:p>-1</text:p>
          </table:table-cell>
          <table:table-cell table:style-name="ce23" table:formula="of:=([.$B$2]-[.F6])^2-([.$B$2]-[.$E$10])^2" office:value-type="float" office:value="21.6711111111111" calcext:value-type="float">
            <text:p>21.6711111111</text:p>
          </table:table-cell>
          <table:table-cell table:style-name="ce26" table:formula="of:=-1*([.$B$2]-[.B6])^2" office:value-type="float" office:value="-16" calcext:value-type="float">
            <text:p>-16</text:p>
          </table:table-cell>
          <table:table-cell table:style-name="ce29" table:formula="of:=[.$B$2]*[.B6]" office:value-type="float" office:value="12" calcext:value-type="float">
            <text:p>12</text:p>
          </table:table-cell>
          <table:table-cell table:style-name="ce31" table:formula="of:=([.$B$2]-[.$E$10])^2-([.$B$2]-[.G6])^2" office:value-type="float" office:value="0.689999999999999" calcext:value-type="float">
            <text:p>0.69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[.C7]*[.$B$3]" office:value-type="float" office:value="2" calcext:value-type="float">
            <text:p>2</text:p>
          </table:table-cell>
          <table:table-cell table:style-name="ce5" table:formula="of:=[.C7]*[.B7]" office:value-type="float" office:value="0" calcext:value-type="float">
            <text:p>0</text:p>
          </table:table-cell>
          <table:table-cell table:style-name="ce5" table:formula="of:=1/(1-[.C7])*([.$E$10]-[.E7])" office:value-type="float" office:value="-0.777777777777779" calcext:value-type="float">
            <text:p>-0.7777777778</text:p>
          </table:table-cell>
          <table:table-cell table:style-name="ce5" table:formula="of:=([.D5]*[.B5]+[.D6]*[.B6]+([.D7]+1)*[.B7]+[.D8]*[.B8]+[.D9]*[.B9])/[.B3]" office:value-type="float" office:value="-0.700000000000001" calcext:value-type="float">
            <text:p>-0.7</text:p>
          </table:table-cell>
          <table:table-cell table:style-name="ce23" table:formula="of:=([.$B$2]-[.F7])^2-([.$B$2]-[.$E$10])^2" office:value-type="float" office:value="-0.196172839506173" calcext:value-type="float">
            <text:p>-0.1961728395</text:p>
          </table:table-cell>
          <table:table-cell table:style-name="ce26" table:formula="of:=-1*([.$B$2]-[.B7])^2" office:value-type="float" office:value="-4" calcext:value-type="float">
            <text:p>-4</text:p>
          </table:table-cell>
          <table:table-cell table:style-name="ce29" table:formula="of:=[.$B$2]*[.B7]" office:value-type="float" office:value="-0" calcext:value-type="float">
            <text:p>0</text:p>
          </table:table-cell>
          <table:table-cell table:style-name="ce31" table:formula="of:=([.$B$2]-[.$E$10])^2-([.$B$2]-[.G7])^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[.C8]*[.$B$3]" office:value-type="float" office:value="6" calcext:value-type="float">
            <text:p>6</text:p>
          </table:table-cell>
          <table:table-cell table:style-name="ce5" table:formula="of:=[.C8]*[.B8]" office:value-type="float" office:value="0.6" calcext:value-type="float">
            <text:p>0.6</text:p>
          </table:table-cell>
          <table:table-cell table:style-name="ce5" table:formula="of:=1/(1-[.C8])*([.$E$10]-[.E8])" office:value-type="float" office:value="-1.85714285714286" calcext:value-type="float">
            <text:p>-1.8571428571</text:p>
          </table:table-cell>
          <table:table-cell table:style-name="ce5" table:formula="of:=([.D5]*[.B5]+[.D6]*[.B6]+[.D7]*[.B7]+([.D8]+1)*[.B8]+[.D9]*[.B9])/[.B3]" office:value-type="float" office:value="-0.600000000000001" calcext:value-type="float">
            <text:p>-0.6</text:p>
          </table:table-cell>
          <table:table-cell table:style-name="ce23" table:formula="of:=([.$B$2]-[.F8])^2-([.$B$2]-[.$E$10])^2" office:value-type="float" office:value="-1.66959183673469" calcext:value-type="float">
            <text:p>-1.6695918367</text:p>
          </table:table-cell>
          <table:table-cell table:style-name="ce26" table:formula="of:=-1*([.$B$2]-[.B8])^2" office:value-type="float" office:value="-16" calcext:value-type="float">
            <text:p>-16</text:p>
          </table:table-cell>
          <table:table-cell table:style-name="ce29" table:formula="of:=[.$B$2]*[.B8]" office:value-type="float" office:value="-4" calcext:value-type="float">
            <text:p>-4</text:p>
          </table:table-cell>
          <table:table-cell table:style-name="ce31" table:formula="of:=([.$B$2]-[.$E$10])^2-([.$B$2]-[.G8])^2" office:value-type="float" office:value="-0.27" calcext:value-type="float">
            <text:p>-0.27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1-SUM([.C5:.C8])" office:value-type="float" office:value="0.15" calcext:value-type="float">
            <text:p>0.15</text:p>
          </table:table-cell>
          <table:table-cell table:style-name="ce7" table:formula="of:=[.C9]*[.$B$3]" office:value-type="float" office:value="3" calcext:value-type="float">
            <text:p>3</text:p>
          </table:table-cell>
          <table:table-cell table:style-name="ce7" table:formula="of:=[.C9]*[.B9]" office:value-type="float" office:value="1.5" calcext:value-type="float">
            <text:p>1.5</text:p>
          </table:table-cell>
          <table:table-cell table:style-name="ce5" table:formula="of:=1/(1-[.C9])*([.$E$10]-[.E9])" office:value-type="float" office:value="-2.58823529411765" calcext:value-type="float">
            <text:p>-2.5882352941</text:p>
          </table:table-cell>
          <table:table-cell table:style-name="ce7" table:formula="of:=([.D5]*[.B5]+[.D6]*[.B6]+[.D7]*[.B7]+[.D8]*[.B8]+([.D9]+1)*[.B9])/[.B3]" office:value-type="float" office:value="-0.200000000000001" calcext:value-type="float">
            <text:p>-0.2</text:p>
          </table:table-cell>
          <table:table-cell table:style-name="ce24" table:formula="of:=([.$B$2]-[.F9])^2-([.$B$2]-[.$E$10])^2" office:value-type="float" office:value="-1.34397923875432" calcext:value-type="float">
            <text:p>-1.3439792388</text:p>
          </table:table-cell>
          <table:table-cell table:style-name="ce27" table:formula="of:=-1*([.$B$2]-[.B9])^2" office:value-type="float" office:value="-144" calcext:value-type="float">
            <text:p>-144</text:p>
          </table:table-cell>
          <table:table-cell table:style-name="ce30" table:formula="of:=[.$B$2]*[.B9]" office:value-type="float" office:value="-20" calcext:value-type="float">
            <text:p>-20</text:p>
          </table:table-cell>
          <table:table-cell table:style-name="ce32" table:formula="of:=([.$B$2]-[.$E$10])^2-([.$B$2]-[.G9])^2" office:value-type="float" office:value="-1.55" calcext:value-type="float">
            <text:p>-1.5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8" office:value-type="string" calcext:value-type="string">
            <text:p>Prior Outcome</text:p>
          </table:table-cell>
          <table:table-cell table:style-name="ce5" table:formula="of:=SUM([.E5:.E9])" office:value-type="float" office:value="-0.700000000000001" calcext:value-type="float">
            <text:p>-0.7</text:p>
          </table:table-cell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K5:'Scenario 2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3" table:style-name="ta1">
        <table:shapes>
          <draw:frame draw:z-index="0" draw:style-name="gr1" draw:text-style-name="P1" svg:width="5.55in" svg:height="3.5in" svg:x="0.4047in" svg:y="3.8528in">
            <draw:object draw:notify-on-update-of-ranges="'Scenario 3'.A5:'Scenario 3'.A9 'Scenario 3'.D5:'Scenario 3'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55in" svg:height="1.55in" svg:x="7.1953in" svg:y="1.922in">
            <draw:object draw:notify-on-update-of-ranges="'Scenario 3'.B5:'Scenario 3'.B9 'Scenario 3'.A4:'Scenario 3'.A4 'Scenario 3'.M5:'Scenario 3'.M9 'Scenario 3'.O2:'Scenario 3'.O2 'Scenario 3'.N2:'Scenario 3'.N2 'Scenario 3'.B2:'Scenario 3'.B2 'Scenario 3'.A2:'Scenario 3'.A2 'Scenario 3'.M2:'Scenario 3'.M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55in" svg:height="1.55in" svg:x="0.4091in" svg:y="1.9445in">
            <draw:object draw:notify-on-update-of-ranges="'Scenario 3'.B5:'Scenario 3'.B9 'Scenario 3'.A4:'Scenario 3'.A4 'Scenario 3'.M5:'Scenario 3'.M9 'Scenario 3'.O2:'Scenario 3'.O2 'Scenario 3'.N2:'Scenario 3'.N2 'Scenario 3'.B2:'Scenario 3'.B2 'Scenario 3'.A2:'Scenario 3'.A2 'Scenario 3'.M2:'Scenario 3'.M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55in" svg:height="3.5in" svg:x="7.185in" svg:y="3.687in">
            <draw:object draw:notify-on-update-of-ranges="'Scenario 3'.A5:'Scenario 3'.A9 'Scenario 3'.D5:'Scenario 3'.D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Scenario 3</text:p>
          </table:table-cell>
          <table:table-cell table:number-columns-repeated="11"/>
          <table:table-cell office:value-type="string" calcext:value-type="string">
            <text:p>Temp for Graph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.55" calcext:value-type="float">
            <text:p>0.55</text:p>
          </table:table-cell>
          <table:table-cell table:formula="of:=[.M2]+0.85" office:value-type="float" office:value="1.4" calcext:value-type="float">
            <text:p>1.4</text:p>
          </table:table-cell>
          <table:table-cell table:formula="of:=[.B2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arty</text:p>
          </table:table-cell>
          <table:table-cell table:style-name="ce6" office:value-type="string" calcext:value-type="string">
            <text:p>Position (p_ij)</text:p>
          </table:table-cell>
          <table:table-cell table:style-name="ce6" office:value-type="string" calcext:value-type="string">
            <text:p>Vote Share (s_j)</text:p>
          </table:table-cell>
          <table:table-cell table:style-name="ce6" office:value-type="string" calcext:value-type="string">
            <text:p>Votes</text:p>
          </table:table-cell>
          <table:table-cell table:style-name="ce6" office:value-type="string" calcext:value-type="string">
            <text:p>Weighted Position (s_j * p_j)</text:p>
          </table:table-cell>
          <table:table-cell table:style-name="ce6" office:value-type="string" calcext:value-type="string">
            <text:p>Counterfactual Policy Outcome (p_-pj)</text:p>
          </table:table-cell>
          <table:table-cell table:style-name="ce6" office:value-type="string" calcext:value-type="string">
            <text:p>Actual Policy Outcome</text:p>
          </table:table-cell>
          <table:table-cell table:style-name="ce6" office:value-type="string" calcext:value-type="string">
            <text:p>U_comp</text:p>
          </table:table-cell>
          <table:table-cell table:style-name="ce6" office:value-type="string" calcext:value-type="string">
            <text:p>U_prox</text:p>
          </table:table-cell>
          <table:table-cell table:style-name="ce6" office:value-type="string" calcext:value-type="string">
            <text:p>U_dir</text:p>
          </table:table-cell>
          <table:table-cell table:style-name="ce19" office:value-type="string" calcext:value-type="string">
            <text:p>U_real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formula="of:=[.C5]*[.$B$3]" office:value-type="float" office:value="2.5" calcext:value-type="float">
            <text:p>2.5</text:p>
          </table:table-cell>
          <table:table-cell table:style-name="ce5" table:formula="of:=[.C5]*[.B5]" office:value-type="float" office:value="-0.45" calcext:value-type="float">
            <text:p>-0.45</text:p>
          </table:table-cell>
          <table:table-cell table:style-name="ce5" table:formula="of:=1/(1-[.C5])*([.$E$10]-[.E5])" office:value-type="float" office:value="2.74736842105263" calcext:value-type="float">
            <text:p>2.7473684211</text:p>
          </table:table-cell>
          <table:table-cell table:style-name="ce5" table:formula="of:=(([.D5]+1)*[.B5]+[.D6]*[.B6]+[.D7]*[.B7]+[.D8]*[.B8]+[.D9]*[.B9])/[.B3]" office:value-type="float" office:value="1.98" calcext:value-type="float">
            <text:p>1.98</text:p>
          </table:table-cell>
          <table:table-cell table:style-name="ce34" table:formula="of:=([.$B$2]-[.F5])^2-([.$B$2]-[.$E$10])^2" office:value-type="float" office:value="1.70769639889197" calcext:value-type="float">
            <text:p>1.7076963989</text:p>
          </table:table-cell>
          <table:table-cell table:style-name="ce37" table:formula="of:=-1*([.$B$2]-[.B5])^2" office:value-type="float" office:value="-100" calcext:value-type="float">
            <text:p>-100</text:p>
          </table:table-cell>
          <table:table-cell table:style-name="ce40" table:formula="of:=[.$B$2]*[.B5]" office:value-type="float" office:value="-9" calcext:value-type="float">
            <text:p>-9</text:p>
          </table:table-cell>
          <table:table-cell table:style-name="ce43" table:formula="of:=([.$B$2]-[.$E$10])^2-([.$B$2]-[.G5])^2" office:value-type="float" office:value="0.3852" calcext:value-type="float">
            <text:p>0.3852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table:formula="of:=[.C6]*[.$B$3]" office:value-type="float" office:value="1" calcext:value-type="float">
            <text:p>1</text:p>
          </table:table-cell>
          <table:table-cell table:style-name="ce5" table:formula="of:=[.C6]*[.B6]" office:value-type="float" office:value="-0.08" calcext:value-type="float">
            <text:p>-0.08</text:p>
          </table:table-cell>
          <table:table-cell table:style-name="ce5" table:formula="of:=1/(1-[.C6])*([.$E$10]-[.E6])" office:value-type="float" office:value="2.28571428571429" calcext:value-type="float">
            <text:p>2.2857142857</text:p>
          </table:table-cell>
          <table:table-cell table:style-name="ce5" table:formula="of:=([.D5]*[.B5]+([.D6]+1)*[.B6]+[.D7]*[.B7]+[.D8]*[.B8]+[.D9]*[.B9])/[.B3]" office:value-type="float" office:value="2.08" calcext:value-type="float">
            <text:p>2.08</text:p>
          </table:table-cell>
          <table:table-cell table:style-name="ce35" table:formula="of:=([.$B$2]-[.F6])^2-([.$B$2]-[.$E$10])^2" office:value-type="float" office:value="0.307461224489796" calcext:value-type="float">
            <text:p>0.3074612245</text:p>
          </table:table-cell>
          <table:table-cell table:style-name="ce38" table:formula="of:=-1*([.$B$2]-[.B6])^2" office:value-type="float" office:value="-25" calcext:value-type="float">
            <text:p>-25</text:p>
          </table:table-cell>
          <table:table-cell table:style-name="ce41" table:formula="of:=[.$B$2]*[.B6]" office:value-type="float" office:value="-4" calcext:value-type="float">
            <text:p>-4</text:p>
          </table:table-cell>
          <table:table-cell table:style-name="ce43" table:formula="of:=([.$B$2]-[.$E$10])^2-([.$B$2]-[.G6])^2" office:value-type="float" office:value="0.1792" calcext:value-type="float">
            <text:p>0.1792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C7]*[.$B$3]" office:value-type="float" office:value="12.5" calcext:value-type="float">
            <text:p>12.5</text:p>
          </table:table-cell>
          <table:table-cell table:style-name="ce5" table:formula="of:=[.C7]*[.B7]" office:value-type="float" office:value="-0.75" calcext:value-type="float">
            <text:p>-0.75</text:p>
          </table:table-cell>
          <table:table-cell table:style-name="ce5" table:formula="of:=1/(1-[.C7])*([.$E$10]-[.E7])" office:value-type="float" office:value="3.88" calcext:value-type="float">
            <text:p>3.88</text:p>
          </table:table-cell>
          <table:table-cell table:style-name="ce5" table:formula="of:=([.D5]*[.B5]+[.D6]*[.B6]+([.D7]+1)*[.B7]+[.D8]*[.B8]+[.D9]*[.B9])/[.B3]" office:value-type="float" office:value="2.1" calcext:value-type="float">
            <text:p>2.1</text:p>
          </table:table-cell>
          <table:table-cell table:style-name="ce35" table:formula="of:=([.$B$2]-[.F7])^2-([.$B$2]-[.$E$10])^2" office:value-type="float" office:value="6.9488" calcext:value-type="float">
            <text:p>6.9488</text:p>
          </table:table-cell>
          <table:table-cell table:style-name="ce38" table:formula="of:=-1*([.$B$2]-[.B7])^2" office:value-type="float" office:value="-16" calcext:value-type="float">
            <text:p>-16</text:p>
          </table:table-cell>
          <table:table-cell table:style-name="ce41" table:formula="of:=[.$B$2]*[.B7]" office:value-type="float" office:value="-3" calcext:value-type="float">
            <text:p>-3</text:p>
          </table:table-cell>
          <table:table-cell table:style-name="ce43" table:formula="of:=([.$B$2]-[.$E$10])^2-([.$B$2]-[.G7])^2" office:value-type="float" office:value="0.1356" calcext:value-type="float">
            <text:p>0.1356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formula="of:=[.C8]*[.$B$3]" office:value-type="float" office:value="20" calcext:value-type="float">
            <text:p>20</text:p>
          </table:table-cell>
          <table:table-cell table:style-name="ce5" table:formula="of:=[.C8]*[.B8]" office:value-type="float" office:value="1.2" calcext:value-type="float">
            <text:p>1.2</text:p>
          </table:table-cell>
          <table:table-cell table:style-name="ce5" table:formula="of:=1/(1-[.C8])*([.$E$10]-[.E8])" office:value-type="float" office:value="1.6" calcext:value-type="float">
            <text:p>1.6</text:p>
          </table:table-cell>
          <table:table-cell table:style-name="ce5" table:formula="of:=([.D5]*[.B5]+[.D6]*[.B6]+[.D7]*[.B7]+([.D8]+1)*[.B8]+[.D9]*[.B9])/[.B3]" office:value-type="float" office:value="2.22" calcext:value-type="float">
            <text:p>2.22</text:p>
          </table:table-cell>
          <table:table-cell table:style-name="ce35" table:formula="of:=([.$B$2]-[.F8])^2-([.$B$2]-[.$E$10])^2" office:value-type="float" office:value="-0.9856" calcext:value-type="float">
            <text:p>-0.9856</text:p>
          </table:table-cell>
          <table:table-cell table:style-name="ce38" table:formula="of:=-1*([.$B$2]-[.B8])^2" office:value-type="float" office:value="-4" calcext:value-type="float">
            <text:p>-4</text:p>
          </table:table-cell>
          <table:table-cell table:style-name="ce41" table:formula="of:=[.$B$2]*[.B8]" office:value-type="float" office:value="3" calcext:value-type="float">
            <text:p>3</text:p>
          </table:table-cell>
          <table:table-cell table:style-name="ce43" table:formula="of:=([.$B$2]-[.$E$10])^2-([.$B$2]-[.G8])^2" office:value-type="float" office:value="-0.1428" calcext:value-type="float">
            <text:p>-0.1428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7" office:value-type="float" office:value="8" calcext:value-type="float">
            <text:p>8</text:p>
          </table:table-cell>
          <table:table-cell table:style-name="ce33" table:formula="of:=1-SUM([.C5:.C8])" office:value-type="float" office:value="0.28" calcext:value-type="float">
            <text:p>0.28</text:p>
          </table:table-cell>
          <table:table-cell table:style-name="ce7" table:formula="of:=[.C9]*[.$B$3]" office:value-type="float" office:value="14" calcext:value-type="float">
            <text:p>14</text:p>
          </table:table-cell>
          <table:table-cell table:style-name="ce7" table:formula="of:=[.C9]*[.B9]" office:value-type="float" office:value="2.24" calcext:value-type="float">
            <text:p>2.24</text:p>
          </table:table-cell>
          <table:table-cell table:style-name="ce5" table:formula="of:=1/(1-[.C9])*([.$E$10]-[.E9])" office:value-type="float" office:value="-0.111111111111111" calcext:value-type="float">
            <text:p>-0.1111111111</text:p>
          </table:table-cell>
          <table:table-cell table:style-name="ce7" table:formula="of:=([.D5]*[.B5]+[.D6]*[.B6]+[.D7]*[.B7]+[.D8]*[.B8]+([.D9]+1)*[.B9])/[.B3]" office:value-type="float" office:value="2.32" calcext:value-type="float">
            <text:p>2.32</text:p>
          </table:table-cell>
          <table:table-cell table:style-name="ce36" table:formula="of:=([.$B$2]-[.F9])^2-([.$B$2]-[.$E$10])^2" office:value-type="float" office:value="-0.111032098765432" calcext:value-type="float">
            <text:p>-0.1110320988</text:p>
          </table:table-cell>
          <table:table-cell table:style-name="ce39" table:formula="of:=-1*([.$B$2]-[.B9])^2" office:value-type="float" office:value="-49" calcext:value-type="float">
            <text:p>-49</text:p>
          </table:table-cell>
          <table:table-cell table:style-name="ce42" table:formula="of:=[.$B$2]*[.B9]" office:value-type="float" office:value="8" calcext:value-type="float">
            <text:p>8</text:p>
          </table:table-cell>
          <table:table-cell table:style-name="ce44" table:formula="of:=([.$B$2]-[.$E$10])^2-([.$B$2]-[.G9])^2" office:value-type="float" office:value="-0.3968" calcext:value-type="float">
            <text:p>-0.3968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8" office:value-type="string" calcext:value-type="string">
            <text:p>Prior Outcome</text:p>
          </table:table-cell>
          <table:table-cell table:style-name="ce5" table:formula="of:=SUM([.E5:.E9])" office:value-type="float" office:value="2.16" calcext:value-type="float">
            <text:p>2.16</text:p>
          </table:table-cell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3'.K5:'Scenario 3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4" table:style-name="ta1">
        <table:shapes>
          <draw:frame draw:z-index="0" draw:style-name="gr1" draw:text-style-name="P1" svg:width="5.55in" svg:height="3.5in" svg:x="0.4047in" svg:y="3.8528in">
            <draw:object draw:notify-on-update-of-ranges="'Scenario 4'.A5:'Scenario 4'.A9 'Scenario 4'.D5:'Scenario 4'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5.55in" svg:height="1.55in" svg:x="7.1953in" svg:y="1.922in">
            <draw:object draw:notify-on-update-of-ranges="'Scenario 4'.B5:'Scenario 4'.B9 'Scenario 4'.A4:'Scenario 4'.A4 'Scenario 4'.M5:'Scenario 4'.M9 'Scenario 4'.O2:'Scenario 4'.O2 'Scenario 4'.N2:'Scenario 4'.N2 'Scenario 4'.B2:'Scenario 4'.B2 'Scenario 4'.A2:'Scenario 4'.A2 'Scenario 4'.M2:'Scenario 4'.M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5.55in" svg:height="1.55in" svg:x="0.4091in" svg:y="1.9445in">
            <draw:object draw:notify-on-update-of-ranges="'Scenario 4'.B5:'Scenario 4'.B9 'Scenario 4'.A4:'Scenario 4'.A4 'Scenario 4'.M5:'Scenario 4'.M9 'Scenario 4'.O2:'Scenario 4'.O2 'Scenario 4'.N2:'Scenario 4'.N2 'Scenario 4'.B2:'Scenario 4'.B2 'Scenario 4'.A2:'Scenario 4'.A2 'Scenario 4'.M2:'Scenario 4'.M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5.55in" svg:height="3.5in" svg:x="7.185in" svg:y="3.687in">
            <draw:object draw:notify-on-update-of-ranges="'Scenario 4'.A5:'Scenario 4'.A9 'Scenario 4'.D5:'Scenario 4'.D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Scenario 4</text:p>
          </table:table-cell>
          <table:table-cell table:number-columns-repeated="11"/>
          <table:table-cell office:value-type="string" calcext:value-type="string">
            <text:p>Temp for Graph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0.55" calcext:value-type="float">
            <text:p>0.55</text:p>
          </table:table-cell>
          <table:table-cell table:formula="of:=[.M2]+0.85" office:value-type="float" office:value="1.4" calcext:value-type="float">
            <text:p>1.4</text:p>
          </table:table-cell>
          <table:table-cell table:formula="of:=[.B2]" office:value-type="float" office:value="-1" calcext:value-type="float">
            <text:p>-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arty</text:p>
          </table:table-cell>
          <table:table-cell table:style-name="ce6" office:value-type="string" calcext:value-type="string">
            <text:p>Position (p_ij)</text:p>
          </table:table-cell>
          <table:table-cell table:style-name="ce6" office:value-type="string" calcext:value-type="string">
            <text:p>Vote Share (s_j)</text:p>
          </table:table-cell>
          <table:table-cell table:style-name="ce6" office:value-type="string" calcext:value-type="string">
            <text:p>Votes</text:p>
          </table:table-cell>
          <table:table-cell table:style-name="ce6" office:value-type="string" calcext:value-type="string">
            <text:p>Weighted Position (s_j * p_j)</text:p>
          </table:table-cell>
          <table:table-cell table:style-name="ce6" office:value-type="string" calcext:value-type="string">
            <text:p>Counterfactual Policy Outcome (p_-pj)</text:p>
          </table:table-cell>
          <table:table-cell table:style-name="ce6" office:value-type="string" calcext:value-type="string">
            <text:p>Actual Policy Outcome</text:p>
          </table:table-cell>
          <table:table-cell table:style-name="ce6" office:value-type="string" calcext:value-type="string">
            <text:p>U_comp</text:p>
          </table:table-cell>
          <table:table-cell table:style-name="ce6" office:value-type="string" calcext:value-type="string">
            <text:p>U_prox</text:p>
          </table:table-cell>
          <table:table-cell table:style-name="ce6" office:value-type="string" calcext:value-type="string">
            <text:p>U_dir</text:p>
          </table:table-cell>
          <table:table-cell table:style-name="ce19" office:value-type="string" calcext:value-type="string">
            <text:p>U_re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C5]*[.$B$3]" office:value-type="float" office:value="20" calcext:value-type="float">
            <text:p>20</text:p>
          </table:table-cell>
          <table:table-cell table:style-name="ce5" table:formula="of:=[.C5]*[.B5]" office:value-type="float" office:value="-1.8" calcext:value-type="float">
            <text:p>-1.8</text:p>
          </table:table-cell>
          <table:table-cell table:style-name="ce5" table:formula="of:=1/(1-[.C5])*([.$E$10]-[.E5])" office:value-type="float" office:value="0.0625000000000012" calcext:value-type="float">
            <text:p>0.0625</text:p>
          </table:table-cell>
          <table:table-cell table:style-name="ce5" table:formula="of:=(([.D5]+1)*[.B5]+[.D6]*[.B6]+[.D7]*[.B7]+[.D8]*[.B8]+[.D9]*[.B9])/[.B3]" office:value-type="float" office:value="-1.84" calcext:value-type="float">
            <text:p>-1.84</text:p>
          </table:table-cell>
          <table:table-cell table:style-name="ce45" table:formula="of:=([.$B$2]-[.F5])^2-([.$B$2]-[.$E$10])^2" office:value-type="float" office:value="0.566406250000004" calcext:value-type="float">
            <text:p>0.56640625</text:p>
          </table:table-cell>
          <table:table-cell table:style-name="ce48" table:formula="of:=-1*([.$B$2]-[.B5])^2" office:value-type="float" office:value="-64" calcext:value-type="float">
            <text:p>-64</text:p>
          </table:table-cell>
          <table:table-cell table:style-name="ce51" table:formula="of:=[.$B$2]*[.B5]" office:value-type="float" office:value="9" calcext:value-type="float">
            <text:p>9</text:p>
          </table:table-cell>
          <table:table-cell table:style-name="ce54" table:formula="of:=([.$B$2]-[.$E$10])^2-([.$B$2]-[.G5])^2" office:value-type="float" office:value="-0.1431" calcext:value-type="float">
            <text:p>-0.143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B</text:p>
          </table:table-cell>
          <table:table-cell office:value-type="float" office:value="-6" calcext:value-type="float">
            <text:p>-6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table:formula="of:=[.C6]*[.$B$3]" office:value-type="float" office:value="16" calcext:value-type="float">
            <text:p>16</text:p>
          </table:table-cell>
          <table:table-cell table:style-name="ce5" table:formula="of:=[.C6]*[.B6]" office:value-type="float" office:value="-0.96" calcext:value-type="float">
            <text:p>-0.96</text:p>
          </table:table-cell>
          <table:table-cell table:style-name="ce5" table:formula="of:=1/(1-[.C6])*([.$E$10]-[.E6])" office:value-type="float" office:value="-0.940476190476189" calcext:value-type="float">
            <text:p>-0.9404761905</text:p>
          </table:table-cell>
          <table:table-cell table:style-name="ce5" table:formula="of:=([.D5]*[.B5]+([.D6]+1)*[.B6]+[.D7]*[.B7]+[.D8]*[.B8]+[.D9]*[.B9])/[.B3]" office:value-type="float" office:value="-1.81" calcext:value-type="float">
            <text:p>-1.81</text:p>
          </table:table-cell>
          <table:table-cell table:style-name="ce46" table:formula="of:=([.$B$2]-[.F6])^2-([.$B$2]-[.$E$10])^2" office:value-type="float" office:value="-0.558956916099772" calcext:value-type="float">
            <text:p>-0.5589569161</text:p>
          </table:table-cell>
          <table:table-cell table:style-name="ce49" table:formula="of:=-1*([.$B$2]-[.B6])^2" office:value-type="float" office:value="-25" calcext:value-type="float">
            <text:p>-25</text:p>
          </table:table-cell>
          <table:table-cell table:style-name="ce52" table:formula="of:=[.$B$2]*[.B6]" office:value-type="float" office:value="6" calcext:value-type="float">
            <text:p>6</text:p>
          </table:table-cell>
          <table:table-cell table:style-name="ce54" table:formula="of:=([.$B$2]-[.$E$10])^2-([.$B$2]-[.G6])^2" office:value-type="float" office:value="-0.0936" calcext:value-type="float">
            <text:p>-0.0936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table:formula="of:=[.C7]*[.$B$3]" office:value-type="float" office:value="23" calcext:value-type="float">
            <text:p>23</text:p>
          </table:table-cell>
          <table:table-cell table:style-name="ce5" table:formula="of:=[.C7]*[.B7]" office:value-type="float" office:value="-0.92" calcext:value-type="float">
            <text:p>-0.92</text:p>
          </table:table-cell>
          <table:table-cell table:style-name="ce5" table:formula="of:=1/(1-[.C7])*([.$E$10]-[.E7])" office:value-type="float" office:value="-1.07792207792208" calcext:value-type="float">
            <text:p>-1.0779220779</text:p>
          </table:table-cell>
          <table:table-cell table:style-name="ce5" table:formula="of:=([.D5]*[.B5]+[.D6]*[.B6]+([.D7]+1)*[.B7]+[.D8]*[.B8]+[.D9]*[.B9])/[.B3]" office:value-type="float" office:value="-1.79" calcext:value-type="float">
            <text:p>-1.79</text:p>
          </table:table-cell>
          <table:table-cell table:style-name="ce46" table:formula="of:=([.$B$2]-[.F7])^2-([.$B$2]-[.$E$10])^2" office:value-type="float" office:value="-0.556428149772304" calcext:value-type="float">
            <text:p>-0.5564281498</text:p>
          </table:table-cell>
          <table:table-cell table:style-name="ce49" table:formula="of:=-1*([.$B$2]-[.B7])^2" office:value-type="float" office:value="-9" calcext:value-type="float">
            <text:p>-9</text:p>
          </table:table-cell>
          <table:table-cell table:style-name="ce52" table:formula="of:=[.$B$2]*[.B7]" office:value-type="float" office:value="4" calcext:value-type="float">
            <text:p>4</text:p>
          </table:table-cell>
          <table:table-cell table:style-name="ce54" table:formula="of:=([.$B$2]-[.$E$10])^2-([.$B$2]-[.G7])^2" office:value-type="float" office:value="-0.0616" calcext:value-type="float">
            <text:p>-0.0616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table:formula="of:=[.C8]*[.$B$3]" office:value-type="float" office:value="31" calcext:value-type="float">
            <text:p>31</text:p>
          </table:table-cell>
          <table:table-cell table:style-name="ce5" table:formula="of:=[.C8]*[.B8]" office:value-type="float" office:value="0.93" calcext:value-type="float">
            <text:p>0.93</text:p>
          </table:table-cell>
          <table:table-cell table:style-name="ce5" table:formula="of:=1/(1-[.C8])*([.$E$10]-[.E8])" office:value-type="float" office:value="-3.88405797101449" calcext:value-type="float">
            <text:p>-3.884057971</text:p>
          </table:table-cell>
          <table:table-cell table:style-name="ce5" table:formula="of:=([.D5]*[.B5]+[.D6]*[.B6]+[.D7]*[.B7]+([.D8]+1)*[.B8]+[.D9]*[.B9])/[.B3]" office:value-type="float" office:value="-1.72" calcext:value-type="float">
            <text:p>-1.72</text:p>
          </table:table-cell>
          <table:table-cell table:style-name="ce46" table:formula="of:=([.$B$2]-[.F8])^2-([.$B$2]-[.$E$10])^2" office:value-type="float" office:value="7.75529038017223" calcext:value-type="float">
            <text:p>7.7552903802</text:p>
          </table:table-cell>
          <table:table-cell table:style-name="ce49" table:formula="of:=-1*([.$B$2]-[.B8])^2" office:value-type="float" office:value="-16" calcext:value-type="float">
            <text:p>-16</text:p>
          </table:table-cell>
          <table:table-cell table:style-name="ce52" table:formula="of:=[.$B$2]*[.B8]" office:value-type="float" office:value="-3" calcext:value-type="float">
            <text:p>-3</text:p>
          </table:table-cell>
          <table:table-cell table:style-name="ce54" table:formula="of:=([.$B$2]-[.$E$10])^2-([.$B$2]-[.G8])^2" office:value-type="float" office:value="0.0441" calcext:value-type="float">
            <text:p>0.044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1-SUM([.C5:.C8])" office:value-type="float" office:value="0.1" calcext:value-type="float">
            <text:p>0.1</text:p>
          </table:table-cell>
          <table:table-cell table:style-name="ce7" table:formula="of:=[.C9]*[.$B$3]" office:value-type="float" office:value="10" calcext:value-type="float">
            <text:p>10</text:p>
          </table:table-cell>
          <table:table-cell table:style-name="ce7" table:formula="of:=[.C9]*[.B9]" office:value-type="float" office:value="1" calcext:value-type="float">
            <text:p>1</text:p>
          </table:table-cell>
          <table:table-cell table:style-name="ce5" table:formula="of:=1/(1-[.C9])*([.$E$10]-[.E9])" office:value-type="float" office:value="-3.05555555555556" calcext:value-type="float">
            <text:p>-3.0555555556</text:p>
          </table:table-cell>
          <table:table-cell table:style-name="ce7" table:formula="of:=([.D5]*[.B5]+[.D6]*[.B6]+[.D7]*[.B7]+[.D8]*[.B8]+([.D9]+1)*[.B9])/[.B3]" office:value-type="float" office:value="-1.65" calcext:value-type="float">
            <text:p>-1.65</text:p>
          </table:table-cell>
          <table:table-cell table:style-name="ce47" table:formula="of:=([.$B$2]-[.F9])^2-([.$B$2]-[.$E$10])^2" office:value-type="float" office:value="3.66280864197531" calcext:value-type="float">
            <text:p>3.662808642</text:p>
          </table:table-cell>
          <table:table-cell table:style-name="ce50" table:formula="of:=-1*([.$B$2]-[.B9])^2" office:value-type="float" office:value="-121" calcext:value-type="float">
            <text:p>-121</text:p>
          </table:table-cell>
          <table:table-cell table:style-name="ce53" table:formula="of:=[.$B$2]*[.B9]" office:value-type="float" office:value="-10" calcext:value-type="float">
            <text:p>-10</text:p>
          </table:table-cell>
          <table:table-cell table:style-name="ce55" table:formula="of:=([.$B$2]-[.$E$10])^2-([.$B$2]-[.G9])^2" office:value-type="float" office:value="0.14" calcext:value-type="float">
            <text:p>0.14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8" office:value-type="string" calcext:value-type="string">
            <text:p>Prior Outcome</text:p>
          </table:table-cell>
          <table:table-cell table:style-name="ce5" table:formula="of:=SUM([.E5:.E9])" office:value-type="float" office:value="-1.75" calcext:value-type="float">
            <text:p>-1.75</text:p>
          </table:table-cell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4'.K5:'Scenario 4'.K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5" table:style-name="ta1">
        <table:shapes>
          <draw:frame draw:z-index="0" draw:style-name="gr1" draw:text-style-name="P1" svg:width="5.55in" svg:height="3.5in" svg:x="0.4047in" svg:y="3.8528in">
            <draw:object draw:notify-on-update-of-ranges="'Scenario 5'.A5:'Scenario 5'.A9 'Scenario 5'.D5:'Scenario 5'.D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5.55in" svg:height="1.55in" svg:x="7.1953in" svg:y="1.922in">
            <draw:object draw:notify-on-update-of-ranges="'Scenario 5'.B5:'Scenario 5'.B9 'Scenario 5'.A4:'Scenario 5'.A4 'Scenario 5'.M5:'Scenario 5'.M9 'Scenario 5'.O2:'Scenario 5'.O2 'Scenario 5'.N2:'Scenario 5'.N2 'Scenario 5'.B2:'Scenario 5'.B2 'Scenario 5'.A2:'Scenario 5'.A2 'Scenario 5'.M2:'Scenario 5'.M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.55in" svg:height="1.55in" svg:x="0.4091in" svg:y="1.9445in">
            <draw:object draw:notify-on-update-of-ranges="'Scenario 5'.B5:'Scenario 5'.B9 'Scenario 5'.A4:'Scenario 5'.A4 'Scenario 5'.M5:'Scenario 5'.M9 'Scenario 5'.O2:'Scenario 5'.O2 'Scenario 5'.N2:'Scenario 5'.N2 'Scenario 5'.B2:'Scenario 5'.B2 'Scenario 5'.A2:'Scenario 5'.A2 'Scenario 5'.M2:'Scenario 5'.M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5.55in" svg:height="3.5in" svg:x="7.185in" svg:y="3.7189in">
            <draw:object draw:notify-on-update-of-ranges="'Scenario 5'.A5:'Scenario 5'.A9 'Scenario 5'.D5:'Scenario 5'.D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Scenario 5</text:p>
          </table:table-cell>
          <table:table-cell table:number-columns-repeated="11"/>
          <table:table-cell office:value-type="string" calcext:value-type="string">
            <text:p>Temp for Graph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0.55" calcext:value-type="float">
            <text:p>0.55</text:p>
          </table:table-cell>
          <table:table-cell table:formula="of:=[.M2]+0.85" office:value-type="float" office:value="1.4" calcext:value-type="float">
            <text:p>1.4</text:p>
          </table:table-cell>
          <table:table-cell table:formula="of:=[.B2]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ty</text:p>
          </table:table-cell>
          <table:table-cell table:style-name="ce6" office:value-type="string" calcext:value-type="string">
            <text:p>Position (p_ij)</text:p>
          </table:table-cell>
          <table:table-cell table:style-name="ce6" office:value-type="string" calcext:value-type="string">
            <text:p>Vote Share (s_j)</text:p>
          </table:table-cell>
          <table:table-cell table:style-name="ce6" office:value-type="string" calcext:value-type="string">
            <text:p>Votes</text:p>
          </table:table-cell>
          <table:table-cell table:style-name="ce6" office:value-type="string" calcext:value-type="string">
            <text:p>Weighted Position (s_j * p_j)</text:p>
          </table:table-cell>
          <table:table-cell table:style-name="ce6" office:value-type="string" calcext:value-type="string">
            <text:p>Counterfactual Policy Outcome (p_-pj)</text:p>
          </table:table-cell>
          <table:table-cell table:style-name="ce6" office:value-type="string" calcext:value-type="string">
            <text:p>Actual Policy Outcome</text:p>
          </table:table-cell>
          <table:table-cell table:style-name="ce6" office:value-type="string" calcext:value-type="string">
            <text:p>U_comp</text:p>
          </table:table-cell>
          <table:table-cell table:style-name="ce6" office:value-type="string" calcext:value-type="string">
            <text:p>U_prox</text:p>
          </table:table-cell>
          <table:table-cell table:style-name="ce6" office:value-type="string" calcext:value-type="string">
            <text:p>U_dir</text:p>
          </table:table-cell>
          <table:table-cell table:style-name="ce19" office:value-type="string" calcext:value-type="string">
            <text:p>U_real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table:formula="of:=[.C5]*[.$B$3]" office:value-type="float" office:value="75" calcext:value-type="float">
            <text:p>75</text:p>
          </table:table-cell>
          <table:table-cell table:style-name="ce5" table:formula="of:=[.C5]*[.B5]" office:value-type="float" office:value="-1.05" calcext:value-type="float">
            <text:p>-1.05</text:p>
          </table:table-cell>
          <table:table-cell table:style-name="ce5" table:formula="of:=1/(1-[.C5])*([.$E$10]-[.E5])" office:value-type="float" office:value="4.41176470588235" calcext:value-type="float">
            <text:p>4.4117647059</text:p>
          </table:table-cell>
          <table:table-cell table:style-name="ce5" table:formula="of:=(([.D5]+1)*[.B5]+[.D6]*[.B6]+[.D7]*[.B7]+[.D8]*[.B8]+[.D9]*[.B9])/[.B3]" office:value-type="float" office:value="2.686" calcext:value-type="float">
            <text:p>2.686</text:p>
          </table:table-cell>
          <table:table-cell table:style-name="ce56" table:formula="of:=([.$B$2]-[.F5])^2-([.$B$2]-[.$E$10])^2" office:value-type="float" office:value="5.3266089965398" calcext:value-type="float">
            <text:p>5.3266089965</text:p>
          </table:table-cell>
          <table:table-cell table:style-name="ce59" table:formula="of:=-1*([.$B$2]-[.B5])^2" office:value-type="float" office:value="-81" calcext:value-type="float">
            <text:p>-81</text:p>
          </table:table-cell>
          <table:table-cell table:style-name="ce62" table:formula="of:=[.$B$2]*[.B5]" office:value-type="float" office:value="-14" calcext:value-type="float">
            <text:p>-14</text:p>
          </table:table-cell>
          <table:table-cell table:style-name="ce65" table:formula="of:=([.$B$2]-[.$E$10])^2-([.$B$2]-[.G5])^2" office:value-type="float" office:value="0.0194040000000004" calcext:value-type="float">
            <text:p>0.019404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C6]*[.$B$3]" office:value-type="float" office:value="100" calcext:value-type="float">
            <text:p>100</text:p>
          </table:table-cell>
          <table:table-cell table:style-name="ce5" table:formula="of:=[.C6]*[.B6]" office:value-type="float" office:value="-0.4" calcext:value-type="float">
            <text:p>-0.4</text:p>
          </table:table-cell>
          <table:table-cell table:style-name="ce5" table:formula="of:=1/(1-[.C6])*([.$E$10]-[.E6])" office:value-type="float" office:value="3.875" calcext:value-type="float">
            <text:p>3.875</text:p>
          </table:table-cell>
          <table:table-cell table:style-name="ce5" table:formula="of:=([.D5]*[.B5]+([.D6]+1)*[.B6]+[.D7]*[.B7]+[.D8]*[.B8]+[.D9]*[.B9])/[.B3]" office:value-type="float" office:value="2.696" calcext:value-type="float">
            <text:p>2.696</text:p>
          </table:table-cell>
          <table:table-cell table:style-name="ce57" table:formula="of:=([.$B$2]-[.F6])^2-([.$B$2]-[.$E$10])^2" office:value-type="float" office:value="3.025625" calcext:value-type="float">
            <text:p>3.025625</text:p>
          </table:table-cell>
          <table:table-cell table:style-name="ce60" table:formula="of:=-1*([.$B$2]-[.B6])^2" office:value-type="float" office:value="-16" calcext:value-type="float">
            <text:p>-16</text:p>
          </table:table-cell>
          <table:table-cell table:style-name="ce63" table:formula="of:=[.$B$2]*[.B6]" office:value-type="float" office:value="-4" calcext:value-type="float">
            <text:p>-4</text:p>
          </table:table-cell>
          <table:table-cell table:style-name="ce65" table:formula="of:=([.$B$2]-[.$E$10])^2-([.$B$2]-[.G6])^2" office:value-type="float" office:value="0.00558400000000003" calcext:value-type="float">
            <text:p>0.005584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table:formula="of:=[.C7]*[.$B$3]" office:value-type="float" office:value="175" calcext:value-type="float">
            <text:p>175</text:p>
          </table:table-cell>
          <table:table-cell table:style-name="ce5" table:formula="of:=[.C7]*[.B7]" office:value-type="float" office:value="1.75" calcext:value-type="float">
            <text:p>1.75</text:p>
          </table:table-cell>
          <table:table-cell table:style-name="ce5" table:formula="of:=1/(1-[.C7])*([.$E$10]-[.E7])" office:value-type="float" office:value="1.46153846153846" calcext:value-type="float">
            <text:p>1.4615384615</text:p>
          </table:table-cell>
          <table:table-cell table:style-name="ce5" table:formula="of:=([.D5]*[.B5]+[.D6]*[.B6]+([.D7]+1)*[.B7]+[.D8]*[.B8]+[.D9]*[.B9])/[.B3]" office:value-type="float" office:value="2.71" calcext:value-type="float">
            <text:p>2.71</text:p>
          </table:table-cell>
          <table:table-cell table:style-name="ce57" table:formula="of:=([.$B$2]-[.F7])^2-([.$B$2]-[.$E$10])^2" office:value-type="float" office:value="-0.200059171597636" calcext:value-type="float">
            <text:p>-0.2000591716</text:p>
          </table:table-cell>
          <table:table-cell table:style-name="ce60" table:formula="of:=-1*([.$B$2]-[.B7])^2" office:value-type="float" office:value="-9" calcext:value-type="float">
            <text:p>-9</text:p>
          </table:table-cell>
          <table:table-cell table:style-name="ce63" table:formula="of:=[.$B$2]*[.B7]" office:value-type="float" office:value="10" calcext:value-type="float">
            <text:p>10</text:p>
          </table:table-cell>
          <table:table-cell table:style-name="ce65" table:formula="of:=([.$B$2]-[.$E$10])^2-([.$B$2]-[.G7])^2" office:value-type="float" office:value="-0.0140999999999997" calcext:value-type="float">
            <text:p>-0.014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C8]*[.$B$3]" office:value-type="float" office:value="100" calcext:value-type="float">
            <text:p>100</text:p>
          </table:table-cell>
          <table:table-cell table:style-name="ce5" table:formula="of:=[.C8]*[.B8]" office:value-type="float" office:value="1.4" calcext:value-type="float">
            <text:p>1.4</text:p>
          </table:table-cell>
          <table:table-cell table:style-name="ce5" table:formula="of:=1/(1-[.C8])*([.$E$10]-[.E8])" office:value-type="float" office:value="1.625" calcext:value-type="float">
            <text:p>1.625</text:p>
          </table:table-cell>
          <table:table-cell table:style-name="ce5" table:formula="of:=([.D5]*[.B5]+[.D6]*[.B6]+[.D7]*[.B7]+([.D8]+1)*[.B8]+[.D9]*[.B9])/[.B3]" office:value-type="float" office:value="2.714" calcext:value-type="float">
            <text:p>2.714</text:p>
          </table:table-cell>
          <table:table-cell table:style-name="ce57" table:formula="of:=([.$B$2]-[.F8])^2-([.$B$2]-[.$E$10])^2" office:value-type="float" office:value="-0.349375000000002" calcext:value-type="float">
            <text:p>-0.349375</text:p>
          </table:table-cell>
          <table:table-cell table:style-name="ce60" table:formula="of:=-1*([.$B$2]-[.B8])^2" office:value-type="float" office:value="-25" calcext:value-type="float">
            <text:p>-25</text:p>
          </table:table-cell>
          <table:table-cell table:style-name="ce63" table:formula="of:=[.$B$2]*[.B8]" office:value-type="float" office:value="14" calcext:value-type="float">
            <text:p>14</text:p>
          </table:table-cell>
          <table:table-cell table:style-name="ce65" table:formula="of:=([.$B$2]-[.$E$10])^2-([.$B$2]-[.G8])^2" office:value-type="float" office:value="-0.0197959999999998" calcext:value-type="float">
            <text:p>-0.019796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1-SUM([.C5:.C8])" office:value-type="float" office:value="0.1" calcext:value-type="float">
            <text:p>0.1</text:p>
          </table:table-cell>
          <table:table-cell table:style-name="ce7" table:formula="of:=[.C9]*[.$B$3]" office:value-type="float" office:value="50" calcext:value-type="float">
            <text:p>50</text:p>
          </table:table-cell>
          <table:table-cell table:style-name="ce7" table:formula="of:=[.C9]*[.B9]" office:value-type="float" office:value="1" calcext:value-type="float">
            <text:p>1</text:p>
          </table:table-cell>
          <table:table-cell table:style-name="ce5" table:formula="of:=1/(1-[.C9])*([.$E$10]-[.E9])" office:value-type="float" office:value="1.88888888888889" calcext:value-type="float">
            <text:p>1.8888888889</text:p>
          </table:table-cell>
          <table:table-cell table:style-name="ce7" table:formula="of:=([.D5]*[.B5]+[.D6]*[.B6]+[.D7]*[.B7]+[.D8]*[.B8]+([.D9]+1)*[.B9])/[.B3]" office:value-type="float" office:value="2.72" calcext:value-type="float">
            <text:p>2.72</text:p>
          </table:table-cell>
          <table:table-cell table:style-name="ce58" table:formula="of:=([.$B$2]-[.F9])^2-([.$B$2]-[.$E$10])^2" office:value-type="float" office:value="-0.477654320987656" calcext:value-type="float">
            <text:p>-0.477654321</text:p>
          </table:table-cell>
          <table:table-cell table:style-name="ce61" table:formula="of:=-1*([.$B$2]-[.B9])^2" office:value-type="float" office:value="-64" calcext:value-type="float">
            <text:p>-64</text:p>
          </table:table-cell>
          <table:table-cell table:style-name="ce64" table:formula="of:=[.$B$2]*[.B9]" office:value-type="float" office:value="20" calcext:value-type="float">
            <text:p>20</text:p>
          </table:table-cell>
          <table:table-cell table:style-name="ce66" table:formula="of:=([.$B$2]-[.$E$10])^2-([.$B$2]-[.G9])^2" office:value-type="float" office:value="-0.0284" calcext:value-type="float">
            <text:p>-0.0284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8" office:value-type="string" calcext:value-type="string">
            <text:p>Prior Outcome</text:p>
          </table:table-cell>
          <table:table-cell table:style-name="ce5" table:formula="of:=SUM([.E5:.E9])" office:value-type="float" office:value="2.7" calcext:value-type="float">
            <text:p>2.7</text:p>
          </table:table-cell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5'.K5:'Scenario 5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0:31:10.949785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3-12-07T21:27:17.990597682</meta:creation-date>
    <dc:date>2014-10-16T12:20:47.225891459</dc:date>
    <dc:creator>Patrick </dc:creator>
    <meta:editing-duration>PT4H52M57S</meta:editing-duration>
    <meta:editing-cycles>23</meta:editing-cycles>
    <meta:generator>LibreOffice/4.2.6.3$Linux_X86_64 LibreOffice_project/420m0$Build-3</meta:generator>
    <meta:document-statistic meta:table-count="5" meta:cell-count="408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3'.A5:'Scenario 3'.A9 'Scenario 3'.D5:'Scenario 3'.D9" chart:data-source-has-labels="column" svg:x="1.292cm" svg:y="0.843cm" svg:width="12.244cm" svg:height="6.89cm">
          <chartooo:coordinate-region svg:x="1.913cm" svg:y="1.042cm" svg:width="11.623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3'.A5:'Scenario 3'.A9"/>
          </chart:axis>
          <chart:axis chart:dimension="y" chart:name="primary-y" chart:style-name="ch5">
            <chart:title svg:x="0.451cm" svg:y="5.549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3'.D5:'Scenario 3'.D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3'.A5:'Scenario 3'.A9</svg:desc>
                </draw:g>
              </table:table-cell>
              <table:table-cell office:value-type="float" office:value="2.5">
                <text:p>2.5</text:p>
                <draw:g>
                  <svg:desc>'Scenario 3'.D5:'Scenario 3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vertical-bar" chart:symbol-width="0.25cm" chart:symbol-height="0.3cm" chart:data-label-number="none" chart:data-label-text="true" chart:data-label-symbol="false">
        <chart:symbol-image xlink:href="Pictures/2000000D000000DD000000DFC2E911A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vertical-bar" chart:symbol-width="0.25cm" chart:symbol-height="1cm" chart:label-position="top">
        <chart:symbol-image xlink:href="Pictures/2000000D000000DD000000DFFF732FA0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vertical-bar" chart:symbol-width="0.2cm" chart:symbol-height="1cm">
        <chart:symbol-image xlink:href="Pictures/2000000D000000DD000000DD6653104E.svm" xlink:type="simple" xlink:actuate="onLoad"/>
      </style:chart-properties>
    </style:style>
    <style:style style:name="ch10" style:family="chart">
      <style:graphic-properties svg:stroke-color="#b3b3b3" draw:fill="none" draw:fill-color="#e6e6e6" draw:opacity="0%" draw:opacity-name="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4'.A5:'Scenario 4'.B9 'Scenario 4'.A2:'Scenario 4'.A2 'Scenario 4'.A4:'Scenario 4'.A4 'Scenario 4'.M5:'Scenario 4'.M9 'Scenario 4'.M2:'Scenario 4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4'.A5:'Scenario 4'.A9 'Scenario 4'.A2:'Scenario 4'.A2"/>
          </chart:axis>
          <chart:axis chart:dimension="y" chart:name="primary-y" chart:style-name="ch5"/>
          <chart:series chart:style-name="ch6" chart:values-cell-range-address="'Scenario 4'.M5:'Scenario 4'.M9" chart:label-cell-address="'Scenario 4'.A4:'Scenario 4'.A4" chart:class="chart:scatter">
            <chart:domain table:cell-range-address="'Scenario 4'.B5:'Scenario 4'.B9"/>
            <chart:data-point chart:repeated="5"/>
          </chart:series>
          <chart:series chart:style-name="ch7" chart:values-cell-range-address="'Scenario 4'.N2:'Scenario 4'.N2" chart:class="chart:scatter">
            <chart:domain table:cell-range-address="'Scenario 4'.O2:'Scenario 4'.O2"/>
            <chart:data-point/>
          </chart:series>
          <chart:series chart:style-name="ch8" chart:values-cell-range-address="'Scenario 4'.M2:'Scenario 4'.M2" chart:label-cell-address="'Scenario 4'.A2:'Scenario 4'.A2" chart:class="chart:scatter">
            <chart:domain table:cell-range-address="'Scenario 4'.B2:'Scenario 4'.B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4'.A4:'Scenario 4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4'.A2:'Scenario 4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4'.A5:'Scenario 4'.A9 'Scenario 4'.A2:'Scenario 4'.A2</svg:desc>
                </draw:g>
              </table:table-cell>
              <table:table-cell office:value-type="float" office:value="-9">
                <text:p>-9</text:p>
                <draw:g>
                  <svg:desc>'Scenario 4'.B5:'Scenario 4'.B9</svg:desc>
                </draw:g>
              </table:table-cell>
              <table:table-cell office:value-type="float" office:value="0.15">
                <text:p>0.15</text:p>
                <draw:g>
                  <svg:desc>'Scenario 4'.M5:'Scenario 4'.M9</svg:desc>
                </draw:g>
              </table:table-cell>
              <table:table-cell office:value-type="float" office:value="-1">
                <text:p>-1</text:p>
                <draw:g>
                  <svg:desc>'Scenario 4'.O2:'Scenario 4'.O2</svg:desc>
                </draw:g>
              </table:table-cell>
              <table:table-cell office:value-type="float" office:value="1.4">
                <text:p>1.4</text:p>
                <draw:g>
                  <svg:desc>'Scenario 4'.N2:'Scenario 4'.N2</svg:desc>
                </draw:g>
              </table:table-cell>
              <table:table-cell office:value-type="float" office:value="-1">
                <text:p>-1</text:p>
                <draw:g>
                  <svg:desc>'Scenario 4'.B2:'Scenario 4'.B2</svg:desc>
                </draw:g>
              </table:table-cell>
              <table:table-cell office:value-type="float" office:value="0.55">
                <text:p>0.55</text:p>
                <draw:g>
                  <svg:desc>'Scenario 4'.M2:'Scenario 4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6">
                <text:p>-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4">
                <text:p>-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margin="25" chart:error-category="error-margin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margin="25" chart:error-category="error-margin"/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chart-properties chart:error-lower-limit="25" chart:error-upper-limit="25" chart:error-upper-indicator="true" chart:error-lower-indicator="true" chart:error-category="error-margin" chart:std-weight="1"/>
      <style:graphic-properties draw:stroke="solid" svg:stroke-width="0.051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1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4'.A5:'Scenario 4'.A9 'Scenario 4'.D5:'Scenario 4'.D9" chart:data-source-has-labels="column" svg:x="1.292cm" svg:y="0.843cm" svg:width="12.244cm" svg:height="6.89cm">
          <chartooo:coordinate-region svg:x="1.913cm" svg:y="1.042cm" svg:width="11.623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4'.A5:'Scenario 4'.A9"/>
          </chart:axis>
          <chart:axis chart:dimension="y" chart:name="primary-y" chart:style-name="ch5">
            <chart:title svg:x="0.451cm" svg:y="5.536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4'.D5:'Scenario 4'.D9" chart:class="chart:bar">
            <chart:error-indicator chart:style-name="ch9" chart:dimension="y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4'.A5:'Scenario 4'.A9</svg:desc>
                </draw:g>
              </table:table-cell>
              <table:table-cell office:value-type="float" office:value="20">
                <text:p>20</text:p>
                <draw:g>
                  <svg:desc>'Scenario 4'.D5:'Scenario 4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5'.A5:'Scenario 5'.A9 'Scenario 5'.D5:'Scenario 5'.D9" chart:data-source-has-labels="column" svg:x="1.292cm" svg:y="0.843cm" svg:width="12.244cm" svg:height="6.89cm">
          <chartooo:coordinate-region svg:x="2.099cm" svg:y="1.042cm" svg:width="11.437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5'.A5:'Scenario 5'.A9"/>
          </chart:axis>
          <chart:axis chart:dimension="y" chart:name="primary-y" chart:style-name="ch5">
            <chart:title svg:x="0.451cm" svg:y="5.549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5'.D5:'Scenario 5'.D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5'.A5:'Scenario 5'.A9</svg:desc>
                </draw:g>
              </table:table-cell>
              <table:table-cell office:value-type="float" office:value="75">
                <text:p>75</text:p>
                <draw:g>
                  <svg:desc>'Scenario 5'.D5:'Scenario 5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data-label-number="none" chart:data-label-text="true" chart:data-label-symbol="false">
        <chart:symbol-image xlink:href="Pictures/2000000D000000DF000000DF72A807BE.svm" xlink:type="simple" xlink:actuate="onLoad"/>
      </style:chart-properties>
      <style:graphic-properties draw:stroke="none" svg:stroke-width="0.08cm" svg:stroke-color="#808080" draw:fill-color="#808080" dr3d:edge-rounding="5%"/>
      <style:text-properties fo:font-size="10pt" style:font-size-asian="10pt" style:font-size-complex="10pt"/>
    </style:style>
    <style:style style:name="ch7" style:family="chart">
      <style:chart-properties chart:error-lower-limit="1.1" chart:error-upper-limit="1.1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cm" chart:symbol-height="1cm" chart:label-position="top">
        <chart:symbol-image xlink:href="Pictures/2000000D000000DD000000DD6653104E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vertical-bar" chart:symbol-width="0.2cm" chart:symbol-height="1cm"/>
    </style:style>
    <style:style style:name="ch11" style:family="chart">
      <style:graphic-properties svg:stroke-color="#b3b3b3" draw:fill="none" draw:fill-color="#e6e6e6" draw:opacity="0%" draw:opacity-name="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5'.A5:'Scenario 5'.B9 'Scenario 5'.A2:'Scenario 5'.A2 'Scenario 5'.A4:'Scenario 5'.A4 'Scenario 5'.M5:'Scenario 5'.M9 'Scenario 5'.M2:'Scenario 5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5'.A5:'Scenario 5'.A9 'Scenario 5'.A2:'Scenario 5'.A2"/>
          </chart:axis>
          <chart:axis chart:dimension="y" chart:name="primary-y" chart:style-name="ch5"/>
          <chart:series chart:style-name="ch6" chart:values-cell-range-address="'Scenario 5'.M5:'Scenario 5'.M9" chart:label-cell-address="'Scenario 5'.A4:'Scenario 5'.A4" chart:class="chart:scatter">
            <chart:domain table:cell-range-address="'Scenario 5'.B5:'Scenario 5'.B9"/>
            <chart:error-indicator chart:style-name="ch7" chart:dimension="x"/>
            <chart:data-point chart:repeated="5"/>
          </chart:series>
          <chart:series chart:style-name="ch8" chart:values-cell-range-address="'Scenario 5'.N2:'Scenario 5'.N2" chart:class="chart:scatter">
            <chart:domain table:cell-range-address="'Scenario 5'.O2:'Scenario 5'.O2"/>
            <chart:data-point/>
          </chart:series>
          <chart:series chart:style-name="ch9" chart:values-cell-range-address="'Scenario 5'.M2:'Scenario 5'.M2" chart:label-cell-address="'Scenario 5'.A2:'Scenario 5'.A2" chart:class="chart:scatter">
            <chart:domain table:cell-range-address="'Scenario 5'.B2:'Scenario 5'.B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5'.A4:'Scenario 5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5'.A2:'Scenario 5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5'.A5:'Scenario 5'.A9 'Scenario 5'.A2:'Scenario 5'.A2</svg:desc>
                </draw:g>
              </table:table-cell>
              <table:table-cell office:value-type="float" office:value="-7">
                <text:p>-7</text:p>
                <draw:g>
                  <svg:desc>'Scenario 5'.B5:'Scenario 5'.B9</svg:desc>
                </draw:g>
              </table:table-cell>
              <table:table-cell office:value-type="float" office:value="0.15">
                <text:p>0.15</text:p>
                <draw:g>
                  <svg:desc>'Scenario 5'.M5:'Scenario 5'.M9</svg:desc>
                </draw:g>
              </table:table-cell>
              <table:table-cell office:value-type="float" office:value="2">
                <text:p>2</text:p>
                <draw:g>
                  <svg:desc>'Scenario 5'.O2:'Scenario 5'.O2</svg:desc>
                </draw:g>
              </table:table-cell>
              <table:table-cell office:value-type="float" office:value="1.4">
                <text:p>1.4</text:p>
                <draw:g>
                  <svg:desc>'Scenario 5'.N2:'Scenario 5'.N2</svg:desc>
                </draw:g>
              </table:table-cell>
              <table:table-cell office:value-type="float" office:value="2">
                <text:p>2</text:p>
                <draw:g>
                  <svg:desc>'Scenario 5'.B2:'Scenario 5'.B2</svg:desc>
                </draw:g>
              </table:table-cell>
              <table:table-cell office:value-type="float" office:value="0.55">
                <text:p>0.55</text:p>
                <draw:g>
                  <svg:desc>'Scenario 5'.M2:'Scenario 5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2">
                <text:p>-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vertical-bar" chart:symbol-width="0.25cm" chart:symbol-height="0.3cm" chart:data-label-number="none" chart:data-label-text="true" chart:data-label-symbol="false">
        <chart:symbol-image xlink:href="Pictures/2000000D000000DD000000DFC2E911A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vertical-bar" chart:symbol-width="0.25cm" chart:symbol-height="1cm" chart:label-position="top">
        <chart:symbol-image xlink:href="Pictures/2000000D000000DD000000DFFF732FA0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vertical-bar" chart:symbol-width="0.2cm" chart:symbol-height="1cm">
        <chart:symbol-image xlink:href="Pictures/2000000D000000DD000000DD6653104E.svm" xlink:type="simple" xlink:actuate="onLoad"/>
      </style:chart-properties>
    </style:style>
    <style:style style:name="ch10" style:family="chart">
      <style:graphic-properties svg:stroke-color="#b3b3b3" draw:fill="none" draw:fill-color="#e6e6e6" draw:opacity="0%" draw:opacity-name="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5'.A5:'Scenario 5'.B9 'Scenario 5'.A2:'Scenario 5'.A2 'Scenario 5'.A4:'Scenario 5'.A4 'Scenario 5'.M5:'Scenario 5'.M9 'Scenario 5'.M2:'Scenario 5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5'.A5:'Scenario 5'.A9 'Scenario 5'.A2:'Scenario 5'.A2"/>
          </chart:axis>
          <chart:axis chart:dimension="y" chart:name="primary-y" chart:style-name="ch5"/>
          <chart:series chart:style-name="ch6" chart:values-cell-range-address="'Scenario 5'.M5:'Scenario 5'.M9" chart:label-cell-address="'Scenario 5'.A4:'Scenario 5'.A4" chart:class="chart:scatter">
            <chart:domain table:cell-range-address="'Scenario 5'.B5:'Scenario 5'.B9"/>
            <chart:data-point chart:repeated="5"/>
          </chart:series>
          <chart:series chart:style-name="ch7" chart:values-cell-range-address="'Scenario 5'.N2:'Scenario 5'.N2" chart:class="chart:scatter">
            <chart:domain table:cell-range-address="'Scenario 5'.O2:'Scenario 5'.O2"/>
            <chart:data-point/>
          </chart:series>
          <chart:series chart:style-name="ch8" chart:values-cell-range-address="'Scenario 5'.M2:'Scenario 5'.M2" chart:label-cell-address="'Scenario 5'.A2:'Scenario 5'.A2" chart:class="chart:scatter">
            <chart:domain table:cell-range-address="'Scenario 5'.B2:'Scenario 5'.B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5'.A4:'Scenario 5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5'.A2:'Scenario 5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5'.A5:'Scenario 5'.A9 'Scenario 5'.A2:'Scenario 5'.A2</svg:desc>
                </draw:g>
              </table:table-cell>
              <table:table-cell office:value-type="float" office:value="-7">
                <text:p>-7</text:p>
                <draw:g>
                  <svg:desc>'Scenario 5'.B5:'Scenario 5'.B9</svg:desc>
                </draw:g>
              </table:table-cell>
              <table:table-cell office:value-type="float" office:value="0.15">
                <text:p>0.15</text:p>
                <draw:g>
                  <svg:desc>'Scenario 5'.M5:'Scenario 5'.M9</svg:desc>
                </draw:g>
              </table:table-cell>
              <table:table-cell office:value-type="float" office:value="2">
                <text:p>2</text:p>
                <draw:g>
                  <svg:desc>'Scenario 5'.O2:'Scenario 5'.O2</svg:desc>
                </draw:g>
              </table:table-cell>
              <table:table-cell office:value-type="float" office:value="1.4">
                <text:p>1.4</text:p>
                <draw:g>
                  <svg:desc>'Scenario 5'.N2:'Scenario 5'.N2</svg:desc>
                </draw:g>
              </table:table-cell>
              <table:table-cell office:value-type="float" office:value="2">
                <text:p>2</text:p>
                <draw:g>
                  <svg:desc>'Scenario 5'.B2:'Scenario 5'.B2</svg:desc>
                </draw:g>
              </table:table-cell>
              <table:table-cell office:value-type="float" office:value="0.55">
                <text:p>0.55</text:p>
                <draw:g>
                  <svg:desc>'Scenario 5'.M2:'Scenario 5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2">
                <text:p>-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margin="25" chart:error-category="error-margin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margin="25" chart:error-category="error-margin"/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chart-properties chart:error-lower-limit="25" chart:error-upper-limit="25" chart:error-upper-indicator="true" chart:error-lower-indicator="true" chart:error-category="error-margin" chart:std-weight="1"/>
      <style:graphic-properties draw:stroke="solid" svg:stroke-width="0.051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1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5'.A5:'Scenario 5'.A9 'Scenario 5'.D5:'Scenario 5'.D9" chart:data-source-has-labels="column" svg:x="1.292cm" svg:y="0.843cm" svg:width="12.244cm" svg:height="6.89cm">
          <chartooo:coordinate-region svg:x="2.099cm" svg:y="1.042cm" svg:width="11.437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5'.A5:'Scenario 5'.A9"/>
          </chart:axis>
          <chart:axis chart:dimension="y" chart:name="primary-y" chart:style-name="ch5">
            <chart:title svg:x="0.451cm" svg:y="5.549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5'.D5:'Scenario 5'.D9" chart:class="chart:bar">
            <chart:error-indicator chart:style-name="ch9" chart:dimension="y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5'.A5:'Scenario 5'.A9</svg:desc>
                </draw:g>
              </table:table-cell>
              <table:table-cell office:value-type="float" office:value="75">
                <text:p>75</text:p>
                <draw:g>
                  <svg:desc>'Scenario 5'.D5:'Scenario 5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margin="25" chart:error-category="error-margin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margin="25" chart:error-category="error-margin"/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chart-properties chart:error-lower-limit="25" chart:error-upper-limit="25" chart:error-upper-indicator="true" chart:error-lower-indicator="true" chart:error-category="error-margin" chart:std-weight="1"/>
      <style:graphic-properties draw:stroke="solid" svg:stroke-width="0.051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1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1'.A5:'Scenario 1'.A9 'Scenario 1'.D5:'Scenario 1'.D9" chart:data-source-has-labels="column" svg:x="1.292cm" svg:y="0.843cm" svg:width="12.244cm" svg:height="6.89cm">
          <chartooo:coordinate-region svg:x="1.728cm" svg:y="1.042cm" svg:width="11.808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1'.A5:'Scenario 1'.A9"/>
          </chart:axis>
          <chart:axis chart:dimension="y" chart:name="primary-y" chart:style-name="ch5">
            <chart:title svg:x="0.451cm" svg:y="5.536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1'.D5:'Scenario 1'.D9" chart:class="chart:bar">
            <chart:error-indicator chart:style-name="ch9" chart:dimension="y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1'.A5:'Scenario 1'.A9</svg:desc>
                </draw:g>
              </table:table-cell>
              <table:table-cell office:value-type="float" office:value="1">
                <text:p>1</text:p>
                <draw:g>
                  <svg:desc>'Scenario 1'.D5:'Scenario 1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2'.A5:'Scenario 2'.A9 'Scenario 2'.D5:'Scenario 2'.D9" chart:data-source-has-labels="column" svg:x="1.292cm" svg:y="0.843cm" svg:width="12.244cm" svg:height="6.89cm">
          <chartooo:coordinate-region svg:x="1.728cm" svg:y="1.042cm" svg:width="11.808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2'.A5:'Scenario 2'.A9"/>
          </chart:axis>
          <chart:axis chart:dimension="y" chart:name="primary-y" chart:style-name="ch5">
            <chart:title svg:x="0.451cm" svg:y="5.549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2'.D5:'Scenario 2'.D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2'.A5:'Scenario 2'.A9</svg:desc>
                </draw:g>
              </table:table-cell>
              <table:table-cell office:value-type="float" office:value="1">
                <text:p>1</text:p>
                <draw:g>
                  <svg:desc>'Scenario 2'.D5:'Scenario 2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data-label-number="none" chart:data-label-text="true" chart:data-label-symbol="false">
        <chart:symbol-image xlink:href="Pictures/2000000D000000DF000000DF72A807BE.svm" xlink:type="simple" xlink:actuate="onLoad"/>
      </style:chart-properties>
      <style:graphic-properties draw:stroke="none" svg:stroke-width="0.08cm" svg:stroke-color="#808080" draw:fill-color="#808080" dr3d:edge-rounding="5%"/>
      <style:text-properties fo:font-size="10pt" style:font-size-asian="10pt" style:font-size-complex="10pt"/>
    </style:style>
    <style:style style:name="ch7" style:family="chart">
      <style:chart-properties chart:error-lower-limit="1.1" chart:error-upper-limit="1.1" chart:error-upper-indicator="true" chart:error-lower-indicator="true" chart:error-category="constant" char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cm" chart:symbol-height="1cm" chart:label-position="top">
        <chart:symbol-image xlink:href="Pictures/2000000D000000DD000000DD6653104E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vertical-bar" chart:symbol-width="0.2cm" chart:symbol-height="1cm"/>
    </style:style>
    <style:style style:name="ch11" style:family="chart">
      <style:graphic-properties svg:stroke-color="#b3b3b3" draw:fill="none" draw:fill-color="#e6e6e6" draw:opacity="0%" draw:opacity-name="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2'.A5:'Scenario 2'.B9 'Scenario 2'.A2:'Scenario 2'.A2 'Scenario 2'.A4:'Scenario 2'.A4 'Scenario 2'.M5:'Scenario 2'.M9 'Scenario 2'.M2:'Scenario 2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2'.A5:'Scenario 2'.A9 'Scenario 2'.A2:'Scenario 2'.A2"/>
          </chart:axis>
          <chart:axis chart:dimension="y" chart:name="primary-y" chart:style-name="ch5"/>
          <chart:series chart:style-name="ch6" chart:values-cell-range-address="'Scenario 2'.M5:'Scenario 2'.M9" chart:label-cell-address="'Scenario 2'.A4:'Scenario 2'.A4" chart:class="chart:scatter">
            <chart:domain table:cell-range-address="'Scenario 2'.B5:'Scenario 2'.B9"/>
            <chart:error-indicator chart:style-name="ch7" chart:dimension="x"/>
            <chart:data-point chart:repeated="5"/>
          </chart:series>
          <chart:series chart:style-name="ch8" chart:values-cell-range-address="'Scenario 2'.N2:'Scenario 2'.N2" chart:class="chart:scatter">
            <chart:domain table:cell-range-address="'Scenario 2'.O2:'Scenario 2'.O2"/>
            <chart:data-point/>
          </chart:series>
          <chart:series chart:style-name="ch9" chart:values-cell-range-address="'Scenario 2'.M2:'Scenario 2'.M2" chart:label-cell-address="'Scenario 2'.A2:'Scenario 2'.A2" chart:class="chart:scatter">
            <chart:domain table:cell-range-address="'Scenario 2'.B2:'Scenario 2'.B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2'.A4:'Scenario 2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2'.A2:'Scenario 2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2'.A5:'Scenario 2'.A9 'Scenario 2'.A2:'Scenario 2'.A2</svg:desc>
                </draw:g>
              </table:table-cell>
              <table:table-cell office:value-type="float" office:value="-8">
                <text:p>-8</text:p>
                <draw:g>
                  <svg:desc>'Scenario 2'.B5:'Scenario 2'.B9</svg:desc>
                </draw:g>
              </table:table-cell>
              <table:table-cell office:value-type="float" office:value="0.15">
                <text:p>0.15</text:p>
                <draw:g>
                  <svg:desc>'Scenario 2'.M5:'Scenario 2'.M9</svg:desc>
                </draw:g>
              </table:table-cell>
              <table:table-cell office:value-type="float" office:value="-2">
                <text:p>-2</text:p>
                <draw:g>
                  <svg:desc>'Scenario 2'.O2:'Scenario 2'.O2</svg:desc>
                </draw:g>
              </table:table-cell>
              <table:table-cell office:value-type="float" office:value="1.4">
                <text:p>1.4</text:p>
                <draw:g>
                  <svg:desc>'Scenario 2'.N2:'Scenario 2'.N2</svg:desc>
                </draw:g>
              </table:table-cell>
              <table:table-cell office:value-type="float" office:value="-2">
                <text:p>-2</text:p>
                <draw:g>
                  <svg:desc>'Scenario 2'.B2:'Scenario 2'.B2</svg:desc>
                </draw:g>
              </table:table-cell>
              <table:table-cell office:value-type="float" office:value="0.55">
                <text:p>0.55</text:p>
                <draw:g>
                  <svg:desc>'Scenario 2'.M2:'Scenario 2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6">
                <text:p>-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vertical-bar" chart:symbol-width="0.25cm" chart:symbol-height="0.3cm" chart:data-label-number="none" chart:data-label-text="true" chart:data-label-symbol="false">
        <chart:symbol-image xlink:href="Pictures/2000000D000000DD000000DFC2E911A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vertical-bar" chart:symbol-width="0.25cm" chart:symbol-height="1cm" chart:label-position="top">
        <chart:symbol-image xlink:href="Pictures/2000000D000000DD000000DFFF732FA0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vertical-bar" chart:symbol-width="0.2cm" chart:symbol-height="1cm">
        <chart:symbol-image xlink:href="Pictures/2000000D000000DD000000DD6653104E.svm" xlink:type="simple" xlink:actuate="onLoad"/>
      </style:chart-properties>
    </style:style>
    <style:style style:name="ch10" style:family="chart">
      <style:graphic-properties svg:stroke-color="#b3b3b3" draw:fill="none" draw:fill-color="#e6e6e6" draw:opacity="0%" draw:opacity-name="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2'.A5:'Scenario 2'.B9 'Scenario 2'.A2:'Scenario 2'.A2 'Scenario 2'.A4:'Scenario 2'.A4 'Scenario 2'.M5:'Scenario 2'.M9 'Scenario 2'.M2:'Scenario 2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2'.A5:'Scenario 2'.A9 'Scenario 2'.A2:'Scenario 2'.A2"/>
          </chart:axis>
          <chart:axis chart:dimension="y" chart:name="primary-y" chart:style-name="ch5"/>
          <chart:series chart:style-name="ch6" chart:values-cell-range-address="'Scenario 2'.M5:'Scenario 2'.M9" chart:label-cell-address="'Scenario 2'.A4:'Scenario 2'.A4" chart:class="chart:scatter">
            <chart:domain table:cell-range-address="'Scenario 2'.B5:'Scenario 2'.B9"/>
            <chart:data-point chart:repeated="5"/>
          </chart:series>
          <chart:series chart:style-name="ch7" chart:values-cell-range-address="'Scenario 2'.N2:'Scenario 2'.N2" chart:class="chart:scatter">
            <chart:domain table:cell-range-address="'Scenario 2'.O2:'Scenario 2'.O2"/>
            <chart:data-point/>
          </chart:series>
          <chart:series chart:style-name="ch8" chart:values-cell-range-address="'Scenario 2'.M2:'Scenario 2'.M2" chart:label-cell-address="'Scenario 2'.A2:'Scenario 2'.A2" chart:class="chart:scatter">
            <chart:domain table:cell-range-address="'Scenario 2'.B2:'Scenario 2'.B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2'.A4:'Scenario 2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2'.A2:'Scenario 2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2'.A5:'Scenario 2'.A9 'Scenario 2'.A2:'Scenario 2'.A2</svg:desc>
                </draw:g>
              </table:table-cell>
              <table:table-cell office:value-type="float" office:value="-8">
                <text:p>-8</text:p>
                <draw:g>
                  <svg:desc>'Scenario 2'.B5:'Scenario 2'.B9</svg:desc>
                </draw:g>
              </table:table-cell>
              <table:table-cell office:value-type="float" office:value="0.15">
                <text:p>0.15</text:p>
                <draw:g>
                  <svg:desc>'Scenario 2'.M5:'Scenario 2'.M9</svg:desc>
                </draw:g>
              </table:table-cell>
              <table:table-cell office:value-type="float" office:value="-2">
                <text:p>-2</text:p>
                <draw:g>
                  <svg:desc>'Scenario 2'.O2:'Scenario 2'.O2</svg:desc>
                </draw:g>
              </table:table-cell>
              <table:table-cell office:value-type="float" office:value="1.4">
                <text:p>1.4</text:p>
                <draw:g>
                  <svg:desc>'Scenario 2'.N2:'Scenario 2'.N2</svg:desc>
                </draw:g>
              </table:table-cell>
              <table:table-cell office:value-type="float" office:value="-2">
                <text:p>-2</text:p>
                <draw:g>
                  <svg:desc>'Scenario 2'.B2:'Scenario 2'.B2</svg:desc>
                </draw:g>
              </table:table-cell>
              <table:table-cell office:value-type="float" office:value="0.55">
                <text:p>0.55</text:p>
                <draw:g>
                  <svg:desc>'Scenario 2'.M2:'Scenario 2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6">
                <text:p>-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data-label-number="none" chart:data-label-text="true" chart:data-label-symbol="false">
        <chart:symbol-image xlink:href="Pictures/2000000D000000DF000000DF72A807BE.svm" xlink:type="simple" xlink:actuate="onLoad"/>
      </style:chart-properties>
      <style:graphic-properties draw:stroke="none" svg:stroke-width="0.08cm" svg:stroke-color="#808080" draw:fill-color="#808080" dr3d:edge-rounding="5%"/>
      <style:text-properties fo:font-size="10pt" style:font-size-asian="10pt" style:font-size-complex="10pt"/>
    </style:style>
    <style:style style:name="ch7" style:family="chart">
      <style:chart-properties chart:error-lower-limit="1.1" chart:error-upper-limit="1.1" chart:error-upper-indicator="true" chart:error-lower-indicator="true" chart:error-category="constant" char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cm" chart:symbol-height="1cm" chart:label-position="top">
        <chart:symbol-image xlink:href="Pictures/2000000D000000DD000000DD6653104E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vertical-bar" chart:symbol-width="0.2cm" chart:symbol-height="1cm"/>
    </style:style>
    <style:style style:name="ch11" style:family="chart">
      <style:graphic-properties svg:stroke-color="#b3b3b3" draw:fill="none" draw:fill-color="#e6e6e6" draw:opacity="0%" draw:opacity-name="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3'.A5:'Scenario 3'.B9 'Scenario 3'.A2:'Scenario 3'.A2 'Scenario 3'.A4:'Scenario 3'.A4 'Scenario 3'.M5:'Scenario 3'.M9 'Scenario 3'.M2:'Scenario 3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3'.A5:'Scenario 3'.A9 'Scenario 3'.A2:'Scenario 3'.A2"/>
          </chart:axis>
          <chart:axis chart:dimension="y" chart:name="primary-y" chart:style-name="ch5"/>
          <chart:series chart:style-name="ch6" chart:values-cell-range-address="'Scenario 3'.M5:'Scenario 3'.M9" chart:label-cell-address="'Scenario 3'.A4:'Scenario 3'.A4" chart:class="chart:scatter">
            <chart:domain table:cell-range-address="'Scenario 3'.B5:'Scenario 3'.B9"/>
            <chart:error-indicator chart:style-name="ch7" chart:dimension="x"/>
            <chart:data-point chart:repeated="5"/>
          </chart:series>
          <chart:series chart:style-name="ch8" chart:values-cell-range-address="'Scenario 3'.N2:'Scenario 3'.N2" chart:class="chart:scatter">
            <chart:domain table:cell-range-address="'Scenario 3'.O2:'Scenario 3'.O2"/>
            <chart:data-point/>
          </chart:series>
          <chart:series chart:style-name="ch9" chart:values-cell-range-address="'Scenario 3'.M2:'Scenario 3'.M2" chart:label-cell-address="'Scenario 3'.A2:'Scenario 3'.A2" chart:class="chart:scatter">
            <chart:domain table:cell-range-address="'Scenario 3'.B2:'Scenario 3'.B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3'.A4:'Scenario 3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3'.A2:'Scenario 3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3'.A5:'Scenario 3'.A9 'Scenario 3'.A2:'Scenario 3'.A2</svg:desc>
                </draw:g>
              </table:table-cell>
              <table:table-cell office:value-type="float" office:value="-9">
                <text:p>-9</text:p>
                <draw:g>
                  <svg:desc>'Scenario 3'.B5:'Scenario 3'.B9</svg:desc>
                </draw:g>
              </table:table-cell>
              <table:table-cell office:value-type="float" office:value="0.15">
                <text:p>0.15</text:p>
                <draw:g>
                  <svg:desc>'Scenario 3'.M5:'Scenario 3'.M9</svg:desc>
                </draw:g>
              </table:table-cell>
              <table:table-cell office:value-type="float" office:value="1">
                <text:p>1</text:p>
                <draw:g>
                  <svg:desc>'Scenario 3'.O2:'Scenario 3'.O2</svg:desc>
                </draw:g>
              </table:table-cell>
              <table:table-cell office:value-type="float" office:value="1.4">
                <text:p>1.4</text:p>
                <draw:g>
                  <svg:desc>'Scenario 3'.N2:'Scenario 3'.N2</svg:desc>
                </draw:g>
              </table:table-cell>
              <table:table-cell office:value-type="float" office:value="1">
                <text:p>1</text:p>
                <draw:g>
                  <svg:desc>'Scenario 3'.B2:'Scenario 3'.B2</svg:desc>
                </draw:g>
              </table:table-cell>
              <table:table-cell office:value-type="float" office:value="0.55">
                <text:p>0.55</text:p>
                <draw:g>
                  <svg:desc>'Scenario 3'.M2:'Scenario 3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4">
                <text:p>-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3">
                <text:p>-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margin="25" chart:error-category="error-margin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margin="25" chart:error-category="error-margin"/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chart-properties chart:error-lower-limit="25" chart:error-upper-limit="25" chart:error-upper-indicator="true" chart:error-lower-indicator="true" chart:error-category="error-margin" chart:std-weight="1"/>
      <style:graphic-properties draw:stroke="solid" svg:stroke-width="0.051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1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2'.A5:'Scenario 2'.A9 'Scenario 2'.D5:'Scenario 2'.D9" chart:data-source-has-labels="column" svg:x="1.292cm" svg:y="0.843cm" svg:width="12.244cm" svg:height="6.89cm">
          <chartooo:coordinate-region svg:x="1.728cm" svg:y="1.042cm" svg:width="11.808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2'.A5:'Scenario 2'.A9"/>
          </chart:axis>
          <chart:axis chart:dimension="y" chart:name="primary-y" chart:style-name="ch5">
            <chart:title svg:x="0.451cm" svg:y="5.549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2'.D5:'Scenario 2'.D9" chart:class="chart:bar">
            <chart:error-indicator chart:style-name="ch9" chart:dimension="y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2'.A5:'Scenario 2'.A9</svg:desc>
                </draw:g>
              </table:table-cell>
              <table:table-cell office:value-type="float" office:value="1">
                <text:p>1</text:p>
                <draw:g>
                  <svg:desc>'Scenario 2'.D5:'Scenario 2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vertical-bar" chart:symbol-width="0.25cm" chart:symbol-height="0.3cm" chart:data-label-number="none" chart:data-label-text="true" chart:data-label-symbol="false">
        <chart:symbol-image xlink:href="Pictures/2000000D000000DD000000DFC2E911A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vertical-bar" chart:symbol-width="0.25cm" chart:symbol-height="1cm" chart:label-position="top">
        <chart:symbol-image xlink:href="Pictures/2000000D000000DD000000DFFF732FA0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vertical-bar" chart:symbol-width="0.2cm" chart:symbol-height="1cm">
        <chart:symbol-image xlink:href="Pictures/2000000D000000DD000000DD6653104E.svm" xlink:type="simple" xlink:actuate="onLoad"/>
      </style:chart-properties>
    </style:style>
    <style:style style:name="ch10" style:family="chart">
      <style:graphic-properties svg:stroke-color="#b3b3b3" draw:fill="none" draw:fill-color="#e6e6e6" draw:opacity="0%" draw:opacity-name="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3'.A5:'Scenario 3'.B9 'Scenario 3'.A2:'Scenario 3'.A2 'Scenario 3'.A4:'Scenario 3'.A4 'Scenario 3'.M5:'Scenario 3'.M9 'Scenario 3'.M2:'Scenario 3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3'.A5:'Scenario 3'.A9 'Scenario 3'.A2:'Scenario 3'.A2"/>
          </chart:axis>
          <chart:axis chart:dimension="y" chart:name="primary-y" chart:style-name="ch5"/>
          <chart:series chart:style-name="ch6" chart:values-cell-range-address="'Scenario 3'.M5:'Scenario 3'.M9" chart:label-cell-address="'Scenario 3'.A4:'Scenario 3'.A4" chart:class="chart:scatter">
            <chart:domain table:cell-range-address="'Scenario 3'.B5:'Scenario 3'.B9"/>
            <chart:data-point chart:repeated="5"/>
          </chart:series>
          <chart:series chart:style-name="ch7" chart:values-cell-range-address="'Scenario 3'.N2:'Scenario 3'.N2" chart:class="chart:scatter">
            <chart:domain table:cell-range-address="'Scenario 3'.O2:'Scenario 3'.O2"/>
            <chart:data-point/>
          </chart:series>
          <chart:series chart:style-name="ch8" chart:values-cell-range-address="'Scenario 3'.M2:'Scenario 3'.M2" chart:label-cell-address="'Scenario 3'.A2:'Scenario 3'.A2" chart:class="chart:scatter">
            <chart:domain table:cell-range-address="'Scenario 3'.B2:'Scenario 3'.B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3'.A4:'Scenario 3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3'.A2:'Scenario 3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3'.A5:'Scenario 3'.A9 'Scenario 3'.A2:'Scenario 3'.A2</svg:desc>
                </draw:g>
              </table:table-cell>
              <table:table-cell office:value-type="float" office:value="-9">
                <text:p>-9</text:p>
                <draw:g>
                  <svg:desc>'Scenario 3'.B5:'Scenario 3'.B9</svg:desc>
                </draw:g>
              </table:table-cell>
              <table:table-cell office:value-type="float" office:value="0.15">
                <text:p>0.15</text:p>
                <draw:g>
                  <svg:desc>'Scenario 3'.M5:'Scenario 3'.M9</svg:desc>
                </draw:g>
              </table:table-cell>
              <table:table-cell office:value-type="float" office:value="1">
                <text:p>1</text:p>
                <draw:g>
                  <svg:desc>'Scenario 3'.O2:'Scenario 3'.O2</svg:desc>
                </draw:g>
              </table:table-cell>
              <table:table-cell office:value-type="float" office:value="1.4">
                <text:p>1.4</text:p>
                <draw:g>
                  <svg:desc>'Scenario 3'.N2:'Scenario 3'.N2</svg:desc>
                </draw:g>
              </table:table-cell>
              <table:table-cell office:value-type="float" office:value="1">
                <text:p>1</text:p>
                <draw:g>
                  <svg:desc>'Scenario 3'.B2:'Scenario 3'.B2</svg:desc>
                </draw:g>
              </table:table-cell>
              <table:table-cell office:value-type="float" office:value="0.55">
                <text:p>0.55</text:p>
                <draw:g>
                  <svg:desc>'Scenario 3'.M2:'Scenario 3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4">
                <text:p>-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3">
                <text:p>-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margin="25" chart:error-category="error-margin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margin="25" chart:error-category="error-margin"/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chart-properties chart:error-lower-limit="25" chart:error-upper-limit="25" chart:error-upper-indicator="true" chart:error-lower-indicator="true" chart:error-category="error-margin" chart:std-weight="1"/>
      <style:graphic-properties draw:stroke="solid" svg:stroke-width="0.051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1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3'.A5:'Scenario 3'.A9 'Scenario 3'.D5:'Scenario 3'.D9" chart:data-source-has-labels="column" svg:x="1.292cm" svg:y="0.843cm" svg:width="12.244cm" svg:height="6.89cm">
          <chartooo:coordinate-region svg:x="1.913cm" svg:y="1.042cm" svg:width="11.623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3'.A5:'Scenario 3'.A9"/>
          </chart:axis>
          <chart:axis chart:dimension="y" chart:name="primary-y" chart:style-name="ch5">
            <chart:title svg:x="0.451cm" svg:y="5.549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3'.D5:'Scenario 3'.D9" chart:class="chart:bar">
            <chart:error-indicator chart:style-name="ch9" chart:dimension="y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3'.A5:'Scenario 3'.A9</svg:desc>
                </draw:g>
              </table:table-cell>
              <table:table-cell office:value-type="float" office:value="2.5">
                <text:p>2.5</text:p>
                <draw:g>
                  <svg:desc>'Scenario 3'.D5:'Scenario 3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1'.A5:'Scenario 1'.A9 'Scenario 1'.D5:'Scenario 1'.D9" chart:data-source-has-labels="column" svg:x="1.292cm" svg:y="0.843cm" svg:width="12.244cm" svg:height="6.89cm">
          <chartooo:coordinate-region svg:x="1.728cm" svg:y="1.042cm" svg:width="11.808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1'.A5:'Scenario 1'.A9"/>
          </chart:axis>
          <chart:axis chart:dimension="y" chart:name="primary-y" chart:style-name="ch5">
            <chart:title svg:x="0.451cm" svg:y="5.536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1'.D5:'Scenario 1'.D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1'.A5:'Scenario 1'.A9</svg:desc>
                </draw:g>
              </table:table-cell>
              <table:table-cell office:value-type="float" office:value="1">
                <text:p>1</text:p>
                <draw:g>
                  <svg:desc>'Scenario 1'.D5:'Scenario 1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data-label-number="none" chart:data-label-text="true" chart:data-label-symbol="false">
        <chart:symbol-image xlink:href="Pictures/2000000D000000DF000000DF72A807BE.svm" xlink:type="simple" xlink:actuate="onLoad"/>
      </style:chart-properties>
      <style:graphic-properties draw:stroke="none" svg:stroke-width="0.08cm" svg:stroke-color="#808080" draw:fill-color="#808080" dr3d:edge-rounding="5%"/>
      <style:text-properties fo:font-size="10pt" style:font-size-asian="10pt" style:font-size-complex="10pt"/>
    </style:style>
    <style:style style:name="ch7" style:family="chart">
      <style:chart-properties chart:error-lower-limit="1.1" chart:error-upper-limit="1.1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cm" chart:symbol-height="1cm" chart:label-position="top">
        <chart:symbol-image xlink:href="Pictures/2000000D000000DD000000DD6653104E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vertical-bar" chart:symbol-width="0.2cm" chart:symbol-height="1cm"/>
    </style:style>
    <style:style style:name="ch11" style:family="chart">
      <style:graphic-properties svg:stroke-color="#b3b3b3" draw:fill="none" draw:fill-color="#e6e6e6" draw:opacity="0%" draw:opacity-name="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1'.A5:'Scenario 1'.B9 'Scenario 1'.A2:'Scenario 1'.A2 'Scenario 1'.A4:'Scenario 1'.A4 'Scenario 1'.M5:'Scenario 1'.M9 'Scenario 1'.M2:'Scenario 1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1'.A5:'Scenario 1'.A9 'Scenario 1'.A2:'Scenario 1'.A2"/>
          </chart:axis>
          <chart:axis chart:dimension="y" chart:name="primary-y" chart:style-name="ch5"/>
          <chart:series chart:style-name="ch6" chart:values-cell-range-address="'Scenario 1'.M5:'Scenario 1'.M9" chart:label-cell-address="'Scenario 1'.A4:'Scenario 1'.A4" chart:class="chart:scatter">
            <chart:domain table:cell-range-address="'Scenario 1'.B5:'Scenario 1'.B9"/>
            <chart:error-indicator chart:style-name="ch7" chart:dimension="x"/>
            <chart:data-point chart:repeated="5"/>
          </chart:series>
          <chart:series chart:style-name="ch8" chart:values-cell-range-address="'Scenario 1'.N2:'Scenario 1'.N2" chart:class="chart:scatter">
            <chart:domain table:cell-range-address="'Scenario 1'.O2:'Scenario 1'.O2"/>
            <chart:data-point/>
          </chart:series>
          <chart:series chart:style-name="ch9" chart:values-cell-range-address="'Scenario 1'.M2:'Scenario 1'.M2" chart:label-cell-address="'Scenario 1'.A2:'Scenario 1'.A2" chart:class="chart:scatter">
            <chart:domain table:cell-range-address="'Scenario 1'.B2:'Scenario 1'.B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1'.A4:'Scenario 1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lice</text:p>
                <draw:g>
                  <svg:desc>'Scenario 1'.A2:'Scenario 1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1'.A5:'Scenario 1'.A9 'Scenario 1'.A2:'Scenario 1'.A2</svg:desc>
                </draw:g>
              </table:table-cell>
              <table:table-cell office:value-type="float" office:value="-9">
                <text:p>-9</text:p>
                <draw:g>
                  <svg:desc>'Scenario 1'.B5:'Scenario 1'.B9</svg:desc>
                </draw:g>
              </table:table-cell>
              <table:table-cell office:value-type="float" office:value="0.15">
                <text:p>0.15</text:p>
                <draw:g>
                  <svg:desc>'Scenario 1'.M5:'Scenario 1'.M9</svg:desc>
                </draw:g>
              </table:table-cell>
              <table:table-cell office:value-type="float" office:value="-8">
                <text:p>-8</text:p>
                <draw:g>
                  <svg:desc>'Scenario 1'.O2:'Scenario 1'.O2</svg:desc>
                </draw:g>
              </table:table-cell>
              <table:table-cell office:value-type="float" office:value="1.4">
                <text:p>1.4</text:p>
                <draw:g>
                  <svg:desc>'Scenario 1'.N2:'Scenario 1'.N2</svg:desc>
                </draw:g>
              </table:table-cell>
              <table:table-cell office:value-type="float" office:value="-8">
                <text:p>-8</text:p>
                <draw:g>
                  <svg:desc>'Scenario 1'.B2:'Scenario 1'.B2</svg:desc>
                </draw:g>
              </table:table-cell>
              <table:table-cell office:value-type="float" office:value="0.55">
                <text:p>0.55</text:p>
                <draw:g>
                  <svg:desc>'Scenario 1'.M2:'Scenario 1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>
        <chart:symbol-image xlink:href="Pictures/2000000D000000DD000000DFC2E911AB.svm" xlink:type="simple" xlink:actuate="onLoad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vertical-bar" chart:symbol-width="0.25cm" chart:symbol-height="0.3cm" chart:data-label-number="none" chart:data-label-text="true" chart:data-label-symbol="false">
        <chart:symbol-image xlink:href="Pictures/2000000D000000DD000000DFC2E911A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 draw:opacity-name="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05cm"/>
    </style:style>
    <style:style style:name="gr2" style:family="graphic">
      <style:graphic-properties svg:stroke-width="0.051cm" svg:stroke-color="#000000" draw:marker-start-width="0.356cm" draw:marker-end-width="0.356cm" draw:textarea-horizontal-align="center" draw:textarea-vertical-align="middle" fo:padding-top="0.026cm" fo:padding-bottom="0.026cm" fo:padding-left="0.026cm" fo:padding-right="0.026cm"/>
    </style:style>
    <style:style style:name="P1" style:family="paragraph">
      <style:text-properties fo:font-family="Arial" style:font-style-name="Regular" style:font-family-generic="swiss" style:font-pitch="variable" fo:font-size="10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style-name="Regular" style:font-family-generic="swiss" style:font-pitch="variable" fo:font-size="10pt" style:font-size-asian="24pt" style:font-size-complex="24pt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Regular" style:font-family-generic="swiss" style:font-pitch="variable" fo:font-size="10pt" style:font-size-asian="24pt" style:font-size-complex="24pt"/>
    </style:style>
    <style:style style:name="T2" style:family="text">
      <style:text-properties fo:font-family="Arial" style:font-style-name="Regular" style:font-family-generic="swiss" style:font-pitch="variable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3.01cm" svg:height="2.46cm" xlink:href=".." xlink:type="simple" chart:class="chart:scatter" chart:style-name="ch1">
        <chart:plot-area chart:style-name="ch2" table:cell-range-address="'Scenario 1'.A5:'Scenario 1'.B9 'Scenario 1'.A2:'Scenario 1'.A2 'Scenario 1'.A4:'Scenario 1'.A4 'Scenario 1'.M5:'Scenario 1'.M9" chart:data-source-has-labels="both" svg:x="0.674cm" svg:y="0.221cm" svg:width="11.816cm" svg:height="1.925cm">
          <chartooo:coordinate-region svg:x="0.674cm" svg:y="0.221cm" svg:width="11.816cm" svg:height="1.925cm"/>
          <chart:axis chart:dimension="x" chart:name="primary-x" chart:style-name="ch3" chartooo:axis-type="auto">
            <chart:categories table:cell-range-address="'Scenario 1'.A5:'Scenario 1'.A9 'Scenario 1'.A2:'Scenario 1'.A2"/>
          </chart:axis>
          <chart:axis chart:dimension="y" chart:name="primary-y" chart:style-name="ch4"/>
          <chart:series chart:style-name="ch5" chart:values-cell-range-address="'Scenario 1'.M5:'Scenario 1'.M9" chart:label-cell-address="'Scenario 1'.A4:'Scenario 1'.A4" chart:class="chart:scatter">
            <chart:domain table:cell-range-address="'Scenario 1'.B5:'Scenario 1'.B9"/>
            <chart:data-point chart:repeated="5"/>
          </chart:series>
          <chart:wall chart:style-name="ch6"/>
          <chart:floor chart:style-name="ch7"/>
        </chart:plot-area>
        <draw:frame draw:style-name="gr1" draw:text-style-name="P1" svg:width="1.261cm" svg:height="0.505cm" svg:x="2.25cm" svg:y="0.383cm">
          <draw:text-box>
            <text:p><text:span text:style-name="T1">Betty</text:span></text:p>
          </draw:text-box>
        </draw:frame>
        <draw:line draw:style-name="gr2" draw:text-style-name="P2" svg:x1="2.69cm" svg:y1="0.807cm" svg:x2="2.69cm" svg:y2="2.125cm">
          <text:p/>
        </draw:line>
        <draw:frame draw:style-name="gr1" draw:text-style-name="P3" svg:width="1.261cm" svg:height="0.505cm" svg:x="6.694cm" svg:y="0.403cm">
          <draw:text-box>
            <text:p><text:span text:style-name="T2">Alice</text:span></text:p>
          </draw:text-box>
        </draw:frame>
        <draw:line draw:style-name="gr2" draw:text-style-name="P4" svg:x1="7.02cm" svg:y1="0.828cm" svg:x2="7.02cm" svg:y2="2.146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1'.A4:'Scenario 1'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1'.A5:'Scenario 1'.A9 'Scenario 1'.A2:'Scenario 1'.A2</svg:desc>
                </draw:g>
              </table:table-cell>
              <table:table-cell office:value-type="float" office:value="-9">
                <text:p>-9</text:p>
                <draw:g>
                  <svg:desc>'Scenario 1'.B5:'Scenario 1'.B9</svg:desc>
                </draw:g>
              </table:table-cell>
              <table:table-cell office:value-type="float" office:value="0.15">
                <text:p>0.15</text:p>
                <draw:g>
                  <svg:desc>'Scenario 1'.M5:'Scenario 1'.M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svg:stroke-width="0.051cm" draw:fill-color="#c0c0c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98cm" svg:height="8.891cm" xlink:href=".." xlink:type="simple" chart:class="chart:bar" chart:style-name="ch1">
        <chart:plot-area chart:style-name="ch2" table:cell-range-address="'Scenario 4'.A5:'Scenario 4'.A9 'Scenario 4'.D5:'Scenario 4'.D9" chart:data-source-has-labels="column" svg:x="1.292cm" svg:y="0.843cm" svg:width="12.244cm" svg:height="6.89cm">
          <chartooo:coordinate-region svg:x="1.913cm" svg:y="1.042cm" svg:width="11.623cm" svg:height="6.194cm"/>
          <chart:axis chart:dimension="x" chart:name="primary-x" chart:style-name="ch3" chartooo:axis-type="auto">
            <chartooo:date-scale/>
            <chart:title svg:x="6.986cm" svg:y="7.91cm" chart:style-name="ch4">
              <text:p>Party</text:p>
            </chart:title>
            <chart:categories table:cell-range-address="'Scenario 4'.A5:'Scenario 4'.A9"/>
          </chart:axis>
          <chart:axis chart:dimension="y" chart:name="primary-y" chart:style-name="ch5">
            <chart:title svg:x="0.451cm" svg:y="5.536cm" chart:style-name="ch6">
              <text:p>Number of Votes</text:p>
            </chart:title>
            <chart:grid chart:style-name="ch7" chart:class="major"/>
          </chart:axis>
          <chart:series chart:style-name="ch8" chart:values-cell-range-address="'Scenario 4'.D5:'Scenario 4'.D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4'.A5:'Scenario 4'.A9</svg:desc>
                </draw:g>
              </table:table-cell>
              <table:table-cell office:value-type="float" office:value="20">
                <text:p>20</text:p>
                <draw:g>
                  <svg:desc>'Scenario 4'.D5:'Scenario 4'.D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data-label-number="none" chart:data-label-text="true" chart:data-label-symbol="false">
        <chart:symbol-image xlink:href="Pictures/2000000D000000DF000000DF72A807BE.svm" xlink:type="simple" xlink:actuate="onLoad"/>
      </style:chart-properties>
      <style:graphic-properties draw:stroke="none" svg:stroke-width="0.08cm" svg:stroke-color="#808080" draw:fill-color="#808080" dr3d:edge-rounding="5%"/>
      <style:text-properties fo:font-size="10pt" style:font-size-asian="10pt" style:font-size-complex="10pt"/>
    </style:style>
    <style:style style:name="ch7" style:family="chart">
      <style:chart-properties chart:error-lower-limit="1.1" chart:error-upper-limit="1.1" chart:error-upper-indicator="true" chart:error-lower-indicator="true" chart:error-category="constant" char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cm" chart:symbol-height="1cm" chart:label-position="top">
        <chart:symbol-image xlink:href="Pictures/2000000D000000DD000000DD6653104E.svm" xlink:type="simple" xlink:actuate="onLoad"/>
      </style:chart-properties>
      <style:graphic-properties draw:stroke="none" svg:stroke-width="0.051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vertical-bar" chart:symbol-width="0.2cm" chart:symbol-height="1cm"/>
    </style:style>
    <style:style style:name="ch11" style:family="chart">
      <style:graphic-properties svg:stroke-color="#b3b3b3" draw:fill="none" draw:fill-color="#e6e6e6" draw:opacity="0%" draw:opacity-name="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3.938cm" xlink:href=".." xlink:type="simple" chart:class="chart:scatter" chart:style-name="ch1">
        <chart:plot-area chart:style-name="ch2" table:cell-range-address="'Scenario 4'.A5:'Scenario 4'.B9 'Scenario 4'.A2:'Scenario 4'.A2 'Scenario 4'.A4:'Scenario 4'.A4 'Scenario 4'.M5:'Scenario 4'.M9 'Scenario 4'.M2:'Scenario 4'.N2" chart:data-source-has-labels="both" svg:x="0.731cm" svg:y="0.447cm" svg:width="12.805cm" svg:height="2.432cm">
          <chartooo:coordinate-region svg:x="0.969cm" svg:y="0.447cm" svg:width="12.38cm" svg:height="1.785cm"/>
          <chart:axis chart:dimension="x" chart:name="primary-x" chart:style-name="ch3" chartooo:axis-type="auto">
            <chart:title svg:x="6.414cm" svg:y="2.957cm" chart:style-name="ch4">
              <text:p>Positions</text:p>
            </chart:title>
            <chart:categories table:cell-range-address="'Scenario 4'.A5:'Scenario 4'.A9 'Scenario 4'.A2:'Scenario 4'.A2"/>
          </chart:axis>
          <chart:axis chart:dimension="y" chart:name="primary-y" chart:style-name="ch5"/>
          <chart:series chart:style-name="ch6" chart:values-cell-range-address="'Scenario 4'.M5:'Scenario 4'.M9" chart:label-cell-address="'Scenario 4'.A4:'Scenario 4'.A4" chart:class="chart:scatter">
            <chart:domain table:cell-range-address="'Scenario 4'.B5:'Scenario 4'.B9"/>
            <chart:error-indicator chart:style-name="ch7" chart:dimension="x"/>
            <chart:data-point chart:repeated="5"/>
          </chart:series>
          <chart:series chart:style-name="ch8" chart:values-cell-range-address="'Scenario 4'.N2:'Scenario 4'.N2" chart:class="chart:scatter">
            <chart:domain table:cell-range-address="'Scenario 4'.O2:'Scenario 4'.O2"/>
            <chart:data-point/>
          </chart:series>
          <chart:series chart:style-name="ch9" chart:values-cell-range-address="'Scenario 4'.M2:'Scenario 4'.M2" chart:label-cell-address="'Scenario 4'.A2:'Scenario 4'.A2" chart:class="chart:scatter">
            <chart:domain table:cell-range-address="'Scenario 4'.B2:'Scenario 4'.B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4'.A4:'Scenario 4'.A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  <draw:g>
                  <svg:desc>'Scenario 4'.A2:'Scenario 4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Scenario 4'.A5:'Scenario 4'.A9 'Scenario 4'.A2:'Scenario 4'.A2</svg:desc>
                </draw:g>
              </table:table-cell>
              <table:table-cell office:value-type="float" office:value="-9">
                <text:p>-9</text:p>
                <draw:g>
                  <svg:desc>'Scenario 4'.B5:'Scenario 4'.B9</svg:desc>
                </draw:g>
              </table:table-cell>
              <table:table-cell office:value-type="float" office:value="0.15">
                <text:p>0.15</text:p>
                <draw:g>
                  <svg:desc>'Scenario 4'.M5:'Scenario 4'.M9</svg:desc>
                </draw:g>
              </table:table-cell>
              <table:table-cell office:value-type="float" office:value="-1">
                <text:p>-1</text:p>
                <draw:g>
                  <svg:desc>'Scenario 4'.O2:'Scenario 4'.O2</svg:desc>
                </draw:g>
              </table:table-cell>
              <table:table-cell office:value-type="float" office:value="1.4">
                <text:p>1.4</text:p>
                <draw:g>
                  <svg:desc>'Scenario 4'.N2:'Scenario 4'.N2</svg:desc>
                </draw:g>
              </table:table-cell>
              <table:table-cell office:value-type="float" office:value="-1">
                <text:p>-1</text:p>
                <draw:g>
                  <svg:desc>'Scenario 4'.B2:'Scenario 4'.B2</svg:desc>
                </draw:g>
              </table:table-cell>
              <table:table-cell office:value-type="float" office:value="0.55">
                <text:p>0.55</text:p>
                <draw:g>
                  <svg:desc>'Scenario 4'.M2:'Scenario 4'.M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-6">
                <text:p>-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4">
                <text:p>-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